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JetBrains Mono" svg:font-family="'JetBrains Mono'"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size="15pt" officeooo:rsid="00190be2" officeooo:paragraph-rsid="00190be2" style:font-size-asian="13.1000003814697pt" style:font-size-complex="15pt"/>
    </style:style>
    <style:style style:name="P2" style:family="paragraph" style:parent-style-name="Title">
      <style:text-properties fo:font-size="15pt" officeooo:rsid="00190be2" officeooo:paragraph-rsid="00190be2" style:font-size-asian="13.1000003814697pt" style:font-size-complex="15pt"/>
    </style:style>
    <style:style style:name="P3" style:family="paragraph" style:parent-style-name="Text_20_body">
      <style:text-properties officeooo:paragraph-rsid="001a3034"/>
    </style:style>
    <style:style style:name="P4" style:family="paragraph" style:parent-style-name="Text_20_body">
      <style:text-properties officeooo:paragraph-rsid="001c3a90"/>
    </style:style>
    <style:style style:name="P5" style:family="paragraph" style:parent-style-name="Text_20_body">
      <style:text-properties officeooo:paragraph-rsid="001cb52f"/>
    </style:style>
    <style:style style:name="P6" style:family="paragraph" style:parent-style-name="Text_20_body">
      <style:text-properties officeooo:paragraph-rsid="001ebcb4"/>
    </style:style>
    <style:style style:name="P7" style:family="paragraph" style:parent-style-name="Text_20_body">
      <style:text-properties officeooo:paragraph-rsid="0020b0d0"/>
    </style:style>
    <style:style style:name="P8" style:family="paragraph" style:parent-style-name="Preformatted_20_Text">
      <style:text-properties officeooo:paragraph-rsid="0020b0d0"/>
    </style:style>
    <style:style style:name="P9" style:family="paragraph" style:parent-style-name="Text_20_body">
      <style:text-properties officeooo:paragraph-rsid="002194ab"/>
    </style:style>
    <style:style style:name="P10" style:family="paragraph" style:parent-style-name="Preformatted_20_Text">
      <style:text-properties officeooo:paragraph-rsid="002194ab"/>
    </style:style>
    <style:style style:name="P11" style:family="paragraph" style:parent-style-name="Text_20_body">
      <style:text-properties officeooo:paragraph-rsid="0024a6bc"/>
    </style:style>
    <style:style style:name="P12" style:family="paragraph" style:parent-style-name="Text_20_body">
      <style:text-properties officeooo:paragraph-rsid="002367d8"/>
    </style:style>
    <style:style style:name="P13" style:family="paragraph" style:parent-style-name="Preformatted_20_Text">
      <style:text-properties officeooo:paragraph-rsid="002367d8"/>
    </style:style>
    <style:style style:name="P14" style:family="paragraph" style:parent-style-name="Text_20_body">
      <style:text-properties officeooo:paragraph-rsid="00254ead"/>
    </style:style>
    <style:style style:name="P15" style:family="paragraph" style:parent-style-name="Preformatted_20_Text">
      <style:text-properties officeooo:paragraph-rsid="00254ead"/>
    </style:style>
    <style:style style:name="P16" style:family="paragraph" style:parent-style-name="Text_20_body">
      <style:text-properties officeooo:paragraph-rsid="00259141"/>
    </style:style>
    <style:style style:name="P17" style:family="paragraph" style:parent-style-name="Preformatted_20_Text">
      <style:text-properties officeooo:paragraph-rsid="00259141"/>
    </style:style>
    <style:style style:name="P18" style:family="paragraph" style:parent-style-name="Text_20_body">
      <style:text-properties officeooo:paragraph-rsid="00270a4f"/>
    </style:style>
    <style:style style:name="P19" style:family="paragraph" style:parent-style-name="Preformatted_20_Text">
      <style:text-properties officeooo:paragraph-rsid="00270a4f"/>
    </style:style>
    <style:style style:name="P20" style:family="paragraph" style:parent-style-name="Text_20_body">
      <style:text-properties officeooo:paragraph-rsid="0027f690"/>
    </style:style>
    <style:style style:name="P21" style:family="paragraph" style:parent-style-name="Text_20_body">
      <style:text-properties officeooo:paragraph-rsid="00355511"/>
    </style:style>
    <style:style style:name="P22" style:family="paragraph" style:parent-style-name="Text_20_body">
      <style:text-properties officeooo:paragraph-rsid="002f22f4"/>
    </style:style>
    <style:style style:name="P23" style:family="paragraph" style:parent-style-name="Text_20_body">
      <style:text-properties officeooo:paragraph-rsid="0030d947"/>
    </style:style>
    <style:style style:name="P24" style:family="paragraph" style:parent-style-name="Text_20_body">
      <style:text-properties officeooo:paragraph-rsid="002f20b6"/>
    </style:style>
    <style:style style:name="P25" style:family="paragraph" style:parent-style-name="Text_20_body">
      <style:text-properties officeooo:paragraph-rsid="00320600"/>
    </style:style>
    <style:style style:name="P26" style:family="paragraph" style:parent-style-name="Text_20_body">
      <style:text-properties officeooo:paragraph-rsid="0038eacd"/>
    </style:style>
    <style:style style:name="P27" style:family="paragraph" style:parent-style-name="Text_20_body">
      <style:text-properties officeooo:paragraph-rsid="002ee91d"/>
    </style:style>
    <style:style style:name="P28" style:family="paragraph" style:parent-style-name="Text_20_body">
      <style:text-properties officeooo:paragraph-rsid="003c6bc3"/>
    </style:style>
    <style:style style:name="P29" style:family="paragraph" style:parent-style-name="Text_20_body">
      <style:text-properties officeooo:paragraph-rsid="003e4cb4"/>
    </style:style>
    <style:style style:name="P30" style:family="paragraph" style:parent-style-name="Text_20_body">
      <style:text-properties officeooo:paragraph-rsid="0041528a"/>
    </style:style>
    <style:style style:name="P31" style:family="paragraph" style:parent-style-name="Heading_20_1">
      <style:text-properties officeooo:rsid="00190be2" officeooo:paragraph-rsid="00190be2"/>
    </style:style>
    <style:style style:name="P32" style:family="paragraph" style:parent-style-name="Heading_20_1">
      <style:text-properties officeooo:paragraph-rsid="001b3815"/>
    </style:style>
    <style:style style:name="P33" style:family="paragraph" style:parent-style-name="Heading_20_1">
      <style:text-properties officeooo:paragraph-rsid="001ebcb4"/>
    </style:style>
    <style:style style:name="P34" style:family="paragraph" style:parent-style-name="Heading_20_2">
      <style:text-properties officeooo:paragraph-rsid="0020b0d0"/>
    </style:style>
    <style:style style:name="P35" style:family="paragraph" style:parent-style-name="Heading_20_2">
      <style:text-properties officeooo:paragraph-rsid="00254ead"/>
    </style:style>
    <style:style style:name="P36" style:family="paragraph" style:parent-style-name="Heading_20_2">
      <style:text-properties officeooo:paragraph-rsid="0038eacd"/>
    </style:style>
    <style:style style:name="P37" style:family="paragraph" style:parent-style-name="Heading_20_2">
      <style:text-properties officeooo:paragraph-rsid="005af352"/>
    </style:style>
    <style:style style:name="P38" style:family="paragraph" style:parent-style-name="Heading_20_2">
      <style:text-properties officeooo:paragraph-rsid="005cb206"/>
    </style:style>
    <style:style style:name="P39" style:family="paragraph" style:parent-style-name="Heading_20_3">
      <style:text-properties officeooo:paragraph-rsid="002f22f4"/>
    </style:style>
    <style:style style:name="P40" style:family="paragraph" style:parent-style-name="Heading_20_3">
      <style:text-properties officeooo:paragraph-rsid="0030d947"/>
    </style:style>
    <style:style style:name="P41" style:family="paragraph" style:parent-style-name="Heading_20_3">
      <style:text-properties officeooo:paragraph-rsid="0038eacd"/>
    </style:style>
    <style:style style:name="P42" style:family="paragraph" style:parent-style-name="Heading_20_3">
      <style:text-properties officeooo:paragraph-rsid="003c6bc3"/>
    </style:style>
    <style:style style:name="P43" style:family="paragraph" style:parent-style-name="Heading_20_3">
      <style:text-properties officeooo:paragraph-rsid="00430878"/>
    </style:style>
    <style:style style:name="P44" style:family="paragraph" style:parent-style-name="Heading_20_4">
      <style:text-properties officeooo:paragraph-rsid="004586a5"/>
    </style:style>
    <style:style style:name="P45" style:family="paragraph" style:parent-style-name="Heading_20_4">
      <style:text-properties officeooo:paragraph-rsid="0048124a"/>
    </style:style>
    <style:style style:name="P46" style:family="paragraph" style:parent-style-name="Heading_20_4">
      <style:text-properties officeooo:paragraph-rsid="005706b9"/>
    </style:style>
    <style:style style:name="P47" style:family="paragraph" style:parent-style-name="Heading_20_4">
      <style:text-properties officeooo:paragraph-rsid="005853f5"/>
    </style:style>
    <style:style style:name="P48" style:family="paragraph" style:parent-style-name="Text_20_body" style:list-style-name="L1">
      <style:text-properties officeooo:paragraph-rsid="001c3a90"/>
    </style:style>
    <style:style style:name="P49" style:family="paragraph" style:parent-style-name="Text_20_body" style:list-style-name="L2">
      <style:text-properties officeooo:paragraph-rsid="001fe146"/>
    </style:style>
    <style:style style:name="P50" style:family="paragraph" style:parent-style-name="Text_20_body">
      <style:text-properties officeooo:paragraph-rsid="003e4cb4"/>
    </style:style>
    <style:style style:name="P51" style:family="paragraph" style:parent-style-name="Text_20_body">
      <style:text-properties officeooo:paragraph-rsid="0041528a"/>
    </style:style>
    <style:style style:name="P52" style:family="paragraph" style:parent-style-name="Text_20_body">
      <style:text-properties officeooo:paragraph-rsid="004586a5"/>
    </style:style>
    <style:style style:name="P53" style:family="paragraph" style:parent-style-name="Text_20_body">
      <style:text-properties officeooo:paragraph-rsid="0046c381"/>
    </style:style>
    <style:style style:name="P54" style:family="paragraph" style:parent-style-name="Text_20_body">
      <style:text-properties officeooo:paragraph-rsid="0048124a"/>
    </style:style>
    <style:style style:name="P55" style:family="paragraph" style:parent-style-name="Text_20_body">
      <style:text-properties officeooo:paragraph-rsid="00488591"/>
    </style:style>
    <style:style style:name="P56" style:family="paragraph" style:parent-style-name="Text_20_body">
      <style:text-properties officeooo:paragraph-rsid="0049728d"/>
    </style:style>
    <style:style style:name="P57" style:family="paragraph" style:parent-style-name="Text_20_body">
      <style:text-properties officeooo:paragraph-rsid="004a364e"/>
    </style:style>
    <style:style style:name="P58" style:family="paragraph" style:parent-style-name="Text_20_body">
      <style:text-properties officeooo:paragraph-rsid="004acd9e"/>
    </style:style>
    <style:style style:name="P59" style:family="paragraph" style:parent-style-name="Text_20_body">
      <style:text-properties officeooo:paragraph-rsid="004ca5cc"/>
    </style:style>
    <style:style style:name="P60" style:family="paragraph" style:parent-style-name="Text_20_body">
      <style:text-properties officeooo:paragraph-rsid="004e2daf"/>
    </style:style>
    <style:style style:name="P61" style:family="paragraph" style:parent-style-name="Text_20_body">
      <style:text-properties officeooo:paragraph-rsid="004e2e0e"/>
    </style:style>
    <style:style style:name="P62" style:family="paragraph" style:parent-style-name="Text_20_body">
      <style:text-properties officeooo:paragraph-rsid="004ee041"/>
    </style:style>
    <style:style style:name="P63" style:family="paragraph" style:parent-style-name="Text_20_body">
      <style:text-properties officeooo:paragraph-rsid="0051560b"/>
    </style:style>
    <style:style style:name="P64" style:family="paragraph" style:parent-style-name="Text_20_body">
      <style:text-properties officeooo:paragraph-rsid="00523453"/>
    </style:style>
    <style:style style:name="P65" style:family="paragraph" style:parent-style-name="Text_20_body">
      <style:text-properties officeooo:paragraph-rsid="00550bc3"/>
    </style:style>
    <style:style style:name="P66" style:family="paragraph" style:parent-style-name="Text_20_body">
      <style:text-properties officeooo:paragraph-rsid="005706b9"/>
    </style:style>
    <style:style style:name="P67" style:family="paragraph" style:parent-style-name="Text_20_body">
      <style:text-properties officeooo:paragraph-rsid="005853f5"/>
    </style:style>
    <style:style style:name="P68" style:family="paragraph" style:parent-style-name="Text_20_body">
      <style:text-properties officeooo:paragraph-rsid="00593c9e"/>
    </style:style>
    <style:style style:name="P69" style:family="paragraph" style:parent-style-name="Text_20_body">
      <style:text-properties officeooo:paragraph-rsid="005af352"/>
    </style:style>
    <style:style style:name="P70" style:family="paragraph" style:parent-style-name="Text_20_body">
      <style:text-properties officeooo:paragraph-rsid="005cb206"/>
    </style:style>
    <style:style style:name="T1" style:family="text">
      <style:text-properties officeooo:rsid="00190be2"/>
    </style:style>
    <style:style style:name="T2" style:family="text">
      <style:text-properties officeooo:rsid="0019687f"/>
    </style:style>
    <style:style style:name="T3" style:family="text">
      <style:text-properties fo:font-style="normal" style:font-style-asian="normal" style:font-style-complex="normal"/>
    </style:style>
    <style:style style:name="T4" style:family="text">
      <style:text-properties fo:font-style="normal" officeooo:rsid="001a3034" style:font-style-asian="normal" style:font-style-complex="normal"/>
    </style:style>
    <style:style style:name="T5" style:family="text">
      <style:text-properties fo:font-style="normal" officeooo:rsid="001b3815" style:font-style-asian="normal" style:font-style-complex="normal"/>
    </style:style>
    <style:style style:name="T6" style:family="text">
      <style:text-properties fo:font-style="normal" officeooo:rsid="001c3a90" style:font-style-asian="normal" style:font-style-complex="normal"/>
    </style:style>
    <style:style style:name="T7" style:family="text">
      <style:text-properties fo:font-style="normal" officeooo:rsid="001cb52f" style:font-style-asian="normal" style:font-style-complex="normal"/>
    </style:style>
    <style:style style:name="T8" style:family="text">
      <style:text-properties fo:font-style="normal" officeooo:rsid="001ebcb4" style:font-style-asian="normal" style:font-style-complex="normal"/>
    </style:style>
    <style:style style:name="T9" style:family="text">
      <style:text-properties fo:font-style="normal" officeooo:rsid="0020b0d0" style:font-style-asian="normal" style:font-style-complex="normal"/>
    </style:style>
    <style:style style:name="T10" style:family="text">
      <style:text-properties fo:font-style="normal" officeooo:rsid="002194ab" style:font-style-asian="normal" style:font-style-complex="normal"/>
    </style:style>
    <style:style style:name="T11" style:family="text">
      <style:text-properties fo:font-style="normal" officeooo:rsid="0024a6bc" style:font-style-asian="normal" style:font-style-complex="normal"/>
    </style:style>
    <style:style style:name="T12" style:family="text">
      <style:text-properties fo:font-style="normal" officeooo:rsid="00254ead" style:font-style-asian="normal" style:font-style-complex="normal"/>
    </style:style>
    <style:style style:name="T13" style:family="text">
      <style:text-properties fo:font-style="normal" officeooo:rsid="00259141" style:font-style-asian="normal" style:font-style-complex="normal"/>
    </style:style>
    <style:style style:name="T14" style:family="text">
      <style:text-properties fo:font-style="normal" officeooo:rsid="00270a4f" style:font-style-asian="normal" style:font-style-complex="normal"/>
    </style:style>
    <style:style style:name="T15" style:family="text">
      <style:text-properties fo:font-style="normal" officeooo:rsid="0027f690" style:font-style-asian="normal" style:font-style-complex="normal"/>
    </style:style>
    <style:style style:name="T16" style:family="text">
      <style:text-properties fo:font-style="normal" officeooo:rsid="002b07ca" style:font-style-asian="normal" style:font-style-complex="normal"/>
    </style:style>
    <style:style style:name="T17" style:family="text">
      <style:text-properties fo:font-style="normal" officeooo:rsid="002ee91d" style:font-style-asian="normal" style:font-style-complex="normal"/>
    </style:style>
    <style:style style:name="T18" style:family="text">
      <style:text-properties fo:font-style="normal" officeooo:rsid="002f20b6" style:font-style-asian="normal" style:font-style-complex="normal"/>
    </style:style>
    <style:style style:name="T19" style:family="text">
      <style:text-properties fo:font-style="normal" officeooo:rsid="002f22f4" style:font-style-asian="normal" style:font-style-complex="normal"/>
    </style:style>
    <style:style style:name="T20" style:family="text">
      <style:text-properties fo:font-style="normal" officeooo:rsid="0030d947" style:font-style-asian="normal" style:font-style-complex="normal"/>
    </style:style>
    <style:style style:name="T21" style:family="text">
      <style:text-properties fo:font-style="normal" officeooo:rsid="0038eacd" style:font-style-asian="normal" style:font-style-complex="normal"/>
    </style:style>
    <style:style style:name="T22" style:family="text">
      <style:text-properties fo:font-style="normal" officeooo:rsid="003c6bc3" style:font-style-asian="normal" style:font-style-complex="normal"/>
    </style:style>
    <style:style style:name="T23" style:family="text">
      <style:text-properties fo:font-style="normal" officeooo:rsid="003e4cb4" style:font-style-asian="normal" style:font-style-complex="normal"/>
    </style:style>
    <style:style style:name="T24" style:family="text">
      <style:text-properties fo:font-style="normal" officeooo:rsid="0041528a" style:font-style-asian="normal" style:font-style-complex="normal"/>
    </style:style>
    <style:style style:name="T25" style:family="text">
      <style:text-properties fo:font-style="normal" officeooo:rsid="00430878" style:font-style-asian="normal" style:font-style-complex="normal"/>
    </style:style>
    <style:style style:name="T26" style:family="text">
      <style:text-properties fo:font-style="normal" officeooo:rsid="004586a5" style:font-style-asian="normal" style:font-style-complex="normal"/>
    </style:style>
    <style:style style:name="T27" style:family="text">
      <style:text-properties fo:font-style="normal" officeooo:rsid="0046c381" style:font-style-asian="normal" style:font-style-complex="normal"/>
    </style:style>
    <style:style style:name="T28" style:family="text">
      <style:text-properties fo:font-style="normal" officeooo:rsid="0048124a" style:font-style-asian="normal" style:font-style-complex="normal"/>
    </style:style>
    <style:style style:name="T29" style:family="text">
      <style:text-properties fo:font-style="normal" officeooo:rsid="005706b9" style:font-style-asian="normal" style:font-style-complex="normal"/>
    </style:style>
    <style:style style:name="T30" style:family="text">
      <style:text-properties fo:font-style="normal" officeooo:rsid="005853f5" style:font-style-asian="normal" style:font-style-complex="normal"/>
    </style:style>
    <style:style style:name="T31" style:family="text">
      <style:text-properties fo:font-style="normal" officeooo:rsid="00593c9e" style:font-style-asian="normal" style:font-style-complex="normal"/>
    </style:style>
    <style:style style:name="T32" style:family="text">
      <style:text-properties fo:font-style="normal" officeooo:rsid="00599dc2" style:font-style-asian="normal" style:font-style-complex="normal"/>
    </style:style>
    <style:style style:name="T33" style:family="text">
      <style:text-properties fo:font-style="normal" officeooo:rsid="005af352" style:font-style-asian="normal" style:font-style-complex="normal"/>
    </style:style>
    <style:style style:name="T34" style:family="text">
      <style:text-properties fo:font-style="normal" officeooo:rsid="005cb206" style:font-style-asian="normal" style:font-style-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fo:font-weight="bold" officeooo:rsid="0030d947" style:font-style-asian="normal" style:font-weight-asian="bold" style:font-style-complex="normal" style:font-weight-complex="bold"/>
    </style:style>
    <style:style style:name="T37" style:family="text">
      <style:text-properties fo:font-style="normal" fo:font-weight="bold" officeooo:rsid="0038eacd" style:font-style-asian="normal" style:font-weight-asian="bold" style:font-style-complex="normal" style:font-weight-complex="bold"/>
    </style:style>
    <style:style style:name="T38" style:family="text">
      <style:text-properties fo:font-style="normal" fo:font-weight="bold" officeooo:rsid="004ca5cc" style:font-style-asian="normal" style:font-weight-asian="bold" style:font-style-complex="normal" style:font-weight-complex="bold"/>
    </style:style>
    <style:style style:name="T39" style:family="text">
      <style:text-properties fo:font-style="normal" fo:font-weight="bold" officeooo:rsid="005cb206" style:font-style-asian="normal" style:font-weight-asian="bold" style:font-style-complex="normal" style:font-weight-complex="bold"/>
    </style:style>
    <style:style style:name="T40" style:family="text">
      <style:text-properties fo:font-style="normal" fo:font-weight="normal" officeooo:rsid="0030d947" style:font-style-asian="normal" style:font-weight-asian="normal" style:font-style-complex="normal" style:font-weight-complex="normal"/>
    </style:style>
    <style:style style:name="T41" style:family="text">
      <style:text-properties fo:font-style="normal" fo:font-weight="normal" officeooo:rsid="00320600" style:font-style-asian="normal" style:font-weight-asian="normal" style:font-style-complex="normal" style:font-weight-complex="normal"/>
    </style:style>
    <style:style style:name="T42" style:family="text">
      <style:text-properties fo:font-style="normal" fo:font-weight="normal" officeooo:rsid="00355511" style:font-style-asian="normal" style:font-weight-asian="normal" style:font-style-complex="normal" style:font-weight-complex="normal"/>
    </style:style>
    <style:style style:name="T43" style:family="text">
      <style:text-properties fo:font-style="normal" fo:font-weight="normal" officeooo:rsid="0038eacd" style:font-style-asian="normal" style:font-weight-asian="normal" style:font-style-complex="normal" style:font-weight-complex="normal"/>
    </style:style>
    <style:style style:name="T44" style:family="text">
      <style:text-properties fo:font-style="normal" fo:font-weight="normal" officeooo:rsid="0048124a" style:font-style-asian="normal" style:font-weight-asian="normal" style:font-style-complex="normal" style:font-weight-complex="normal"/>
    </style:style>
    <style:style style:name="T45" style:family="text">
      <style:text-properties fo:font-style="normal" fo:font-weight="normal" officeooo:rsid="00488591" style:font-style-asian="normal" style:font-weight-asian="normal" style:font-style-complex="normal" style:font-weight-complex="normal"/>
    </style:style>
    <style:style style:name="T46" style:family="text">
      <style:text-properties fo:font-style="normal" fo:font-weight="normal" officeooo:rsid="0049728d" style:font-style-asian="normal" style:font-weight-asian="normal" style:font-style-complex="normal" style:font-weight-complex="normal"/>
    </style:style>
    <style:style style:name="T47" style:family="text">
      <style:text-properties fo:font-style="normal" fo:font-weight="normal" officeooo:rsid="004a364e" style:font-style-asian="normal" style:font-weight-asian="normal" style:font-style-complex="normal" style:font-weight-complex="normal"/>
    </style:style>
    <style:style style:name="T48" style:family="text">
      <style:text-properties fo:font-style="normal" fo:font-weight="normal" officeooo:rsid="004acd9e" style:font-style-asian="normal" style:font-weight-asian="normal" style:font-style-complex="normal" style:font-weight-complex="normal"/>
    </style:style>
    <style:style style:name="T49" style:family="text">
      <style:text-properties fo:font-style="normal" fo:font-weight="normal" officeooo:rsid="004b41f8" style:font-style-asian="normal" style:font-weight-asian="normal" style:font-style-complex="normal" style:font-weight-complex="normal"/>
    </style:style>
    <style:style style:name="T50" style:family="text">
      <style:text-properties fo:font-style="normal" fo:font-weight="normal" officeooo:rsid="004ca5cc" style:font-style-asian="normal" style:font-weight-asian="normal" style:font-style-complex="normal" style:font-weight-complex="normal"/>
    </style:style>
    <style:style style:name="T51" style:family="text">
      <style:text-properties fo:font-style="normal" fo:font-weight="normal" officeooo:rsid="004e2daf" style:font-style-asian="normal" style:font-weight-asian="normal" style:font-style-complex="normal" style:font-weight-complex="normal"/>
    </style:style>
    <style:style style:name="T52" style:family="text">
      <style:text-properties fo:font-style="normal" fo:font-weight="normal" officeooo:rsid="004e2e0e" style:font-style-asian="normal" style:font-weight-asian="normal" style:font-style-complex="normal" style:font-weight-complex="normal"/>
    </style:style>
    <style:style style:name="T53" style:family="text">
      <style:text-properties fo:font-style="normal" fo:font-weight="normal" officeooo:rsid="004ee041" style:font-style-asian="normal" style:font-weight-asian="normal" style:font-style-complex="normal" style:font-weight-complex="normal"/>
    </style:style>
    <style:style style:name="T54" style:family="text">
      <style:text-properties fo:font-style="normal" fo:font-weight="normal" officeooo:rsid="0051560b" style:font-style-asian="normal" style:font-weight-asian="normal" style:font-style-complex="normal" style:font-weight-complex="normal"/>
    </style:style>
    <style:style style:name="T55" style:family="text">
      <style:text-properties fo:font-style="normal" fo:font-weight="normal" officeooo:rsid="00523453" style:font-style-asian="normal" style:font-weight-asian="normal" style:font-style-complex="normal" style:font-weight-complex="normal"/>
    </style:style>
    <style:style style:name="T56" style:family="text">
      <style:text-properties fo:font-style="normal" fo:font-weight="normal" officeooo:rsid="005382ca" style:font-style-asian="normal" style:font-weight-asian="normal" style:font-style-complex="normal" style:font-weight-complex="normal"/>
    </style:style>
    <style:style style:name="T57" style:family="text">
      <style:text-properties fo:font-style="normal" fo:font-weight="normal" officeooo:rsid="00550bc3" style:font-style-asian="normal" style:font-weight-asian="normal" style:font-style-complex="normal" style:font-weight-complex="normal"/>
    </style:style>
    <style:style style:name="T58" style:family="text">
      <style:text-properties fo:font-style="normal" fo:font-weight="normal" officeooo:rsid="0055829c" style:font-style-asian="normal" style:font-weight-asian="normal" style:font-style-complex="normal" style:font-weight-complex="normal"/>
    </style:style>
    <style:style style:name="T59" style:family="text">
      <style:text-properties fo:font-style="normal" fo:font-weight="normal" officeooo:rsid="0056f946" style:font-style-asian="normal" style:font-weight-asian="normal" style:font-style-complex="normal" style:font-weight-complex="normal"/>
    </style:style>
    <style:style style:name="T60" style:family="text">
      <style:text-properties fo:font-style="normal" fo:font-weight="normal" officeooo:rsid="005706b9" style:font-style-asian="normal" style:font-weight-asian="normal" style:font-style-complex="normal" style:font-weight-complex="normal"/>
    </style:style>
    <style:style style:name="T61" style:family="text">
      <style:text-properties fo:font-style="normal" fo:font-weight="normal" officeooo:rsid="005cb206" style:font-style-asian="normal" style:font-weight-asian="normal" style:font-style-complex="normal" style:font-weight-complex="normal"/>
    </style:style>
    <style:style style:name="T62" style:family="text">
      <style:text-properties fo:font-style="italic" officeooo:rsid="001ebcb4" style:font-style-asian="italic" style:font-style-complex="italic"/>
    </style:style>
    <style:style style:name="T63" style:family="text">
      <style:text-properties fo:font-style="italic" officeooo:rsid="002ee91d" style:font-style-asian="italic" style:font-style-complex="italic"/>
    </style:style>
    <style:style style:name="T64" style:family="text">
      <style:text-properties fo:font-style="italic" officeooo:rsid="002f22f4" style:font-style-asian="italic" style:font-style-complex="italic"/>
    </style:style>
    <style:style style:name="T65" style:family="text">
      <style:text-properties fo:font-style="italic" officeooo:rsid="0038eacd" style:font-style-asian="italic" style:font-style-complex="italic"/>
    </style:style>
    <style:style style:name="T66" style:family="text">
      <style:text-properties fo:font-style="italic" officeooo:rsid="0041528a" style:font-style-asian="italic" style:font-style-complex="italic"/>
    </style:style>
    <style:style style:name="T67" style:family="text">
      <style:text-properties fo:font-style="italic" officeooo:rsid="004586a5" style:font-style-asian="italic" style:font-style-complex="italic"/>
    </style:style>
    <style:style style:name="T68" style:family="text">
      <style:text-properties fo:font-style="italic" officeooo:rsid="0046c381" style:font-style-asian="italic" style:font-style-complex="italic"/>
    </style:style>
    <style:style style:name="T69" style:family="text">
      <style:text-properties fo:font-style="italic" officeooo:rsid="0048124a" style:font-style-asian="italic" style:font-style-complex="italic"/>
    </style:style>
    <style:style style:name="T70" style:family="text">
      <style:text-properties fo:font-style="italic" officeooo:rsid="005706b9" style:font-style-asian="italic" style:font-style-complex="italic"/>
    </style:style>
    <style:style style:name="T71" style:family="text">
      <style:text-properties fo:font-style="italic" officeooo:rsid="00593c9e" style:font-style-asian="italic" style:font-style-complex="italic"/>
    </style:style>
    <style:style style:name="T72" style:family="text">
      <style:text-properties fo:font-style="italic" officeooo:rsid="005af352" style:font-style-asian="italic" style:font-style-complex="italic"/>
    </style:style>
    <style:style style:name="T73" style:family="text">
      <style:text-properties fo:font-style="italic" fo:font-weight="bold" officeooo:rsid="0048124a" style:font-style-asian="italic" style:font-weight-asian="bold" style:font-style-complex="italic" style:font-weight-complex="bold"/>
    </style:style>
    <style:style style:name="T74" style:family="text">
      <style:text-properties fo:font-style="italic" fo:font-weight="normal" officeooo:rsid="00488591" style:font-style-asian="italic" style:font-weight-asian="normal" style:font-style-complex="italic" style:font-weight-complex="normal"/>
    </style:style>
    <style:style style:name="T75" style:family="text">
      <style:text-properties fo:font-style="italic" fo:font-weight="normal" officeooo:rsid="0049728d" style:font-style-asian="italic" style:font-weight-asian="normal" style:font-style-complex="italic" style:font-weight-complex="normal"/>
    </style:style>
    <style:style style:name="T76" style:family="text">
      <style:text-properties fo:font-style="italic" fo:font-weight="normal" officeooo:rsid="004a364e" style:font-style-asian="italic" style:font-weight-asian="normal" style:font-style-complex="italic" style:font-weight-complex="normal"/>
    </style:style>
    <style:style style:name="T77" style:family="text">
      <style:text-properties fo:font-style="italic" fo:font-weight="normal" officeooo:rsid="004acd9e" style:font-style-asian="italic" style:font-weight-asian="normal" style:font-style-complex="italic" style:font-weight-complex="normal"/>
    </style:style>
    <style:style style:name="T78" style:family="text">
      <style:text-properties fo:font-style="italic" fo:font-weight="normal" officeooo:rsid="004ca5cc" style:font-style-asian="italic" style:font-weight-asian="normal" style:font-style-complex="italic" style:font-weight-complex="normal"/>
    </style:style>
    <style:style style:name="T79" style:family="text">
      <style:text-properties fo:font-style="italic" fo:font-weight="normal" officeooo:rsid="004e2daf" style:font-style-asian="italic" style:font-weight-asian="normal" style:font-style-complex="italic" style:font-weight-complex="normal"/>
    </style:style>
    <style:style style:name="T80" style:family="text">
      <style:text-properties fo:font-style="italic" fo:font-weight="normal" officeooo:rsid="004e2e0e" style:font-style-asian="italic" style:font-weight-asian="normal" style:font-style-complex="italic" style:font-weight-complex="normal"/>
    </style:style>
    <style:style style:name="T81" style:family="text">
      <style:text-properties fo:font-style="italic" fo:font-weight="normal" officeooo:rsid="004ee041" style:font-style-asian="italic" style:font-weight-asian="normal" style:font-style-complex="italic" style:font-weight-complex="normal"/>
    </style:style>
    <style:style style:name="T82" style:family="text">
      <style:text-properties fo:font-style="italic" fo:font-weight="normal" officeooo:rsid="00523453" style:font-style-asian="italic" style:font-weight-asian="normal" style:font-style-complex="italic" style:font-weight-complex="normal"/>
    </style:style>
    <style:style style:name="T83" style:family="text">
      <style:text-properties fo:font-style="italic" fo:font-weight="normal" officeooo:rsid="0055829c" style:font-style-asian="italic" style:font-weight-asian="normal" style:font-style-complex="italic" style:font-weight-complex="normal"/>
    </style:style>
    <style:style style:name="T84" style:family="text">
      <style:text-properties style:font-name="JetBrains Mono" fo:language="zxx" fo:country="none" fo:font-style="normal" officeooo:rsid="002194ab" style:language-asian="zxx" style:country-asian="none" style:font-style-asian="normal" style:language-complex="zxx" style:country-complex="none" style:font-style-complex="normal"/>
    </style:style>
    <style:style style:name="T85" style:family="text">
      <style:text-properties style:font-name="JetBrains Mono" fo:language="zxx" fo:country="none" fo:font-style="normal" officeooo:rsid="00254ead" style:language-asian="zxx" style:country-asian="none" style:font-style-asian="normal" style:language-complex="zxx" style:country-complex="none" style:font-style-complex="normal"/>
    </style:style>
    <style:style style:name="T86" style:family="text">
      <style:text-properties style:font-name="JetBrains Mono" fo:language="zxx" fo:country="none" fo:font-style="normal" officeooo:rsid="00259141" style:language-asian="zxx" style:country-asian="none" style:font-style-asian="normal" style:language-complex="zxx" style:country-complex="none" style:font-style-complex="normal"/>
    </style:style>
    <style:style style:name="T87" style:family="text">
      <style:text-properties style:font-name="JetBrains Mono" fo:language="zxx" fo:country="none" fo:font-style="normal" officeooo:rsid="00270a4f" style:language-asian="zxx" style:country-asian="none" style:font-style-asian="normal" style:language-complex="zxx" style:country-complex="none" style:font-style-complex="normal"/>
    </style:style>
    <style:style style:name="T88" style:family="text">
      <style:text-properties style:font-name="JetBrains Mono" fo:language="zxx" fo:country="none" fo:font-style="normal" officeooo:rsid="0027f690" style:language-asian="zxx" style:country-asian="none" style:font-style-asian="normal" style:language-complex="zxx" style:country-complex="none" style:font-style-complex="normal"/>
    </style:style>
    <style:style style:name="T89" style:family="text">
      <style:text-properties style:font-name="JetBrains Mono" fo:language="zxx" fo:country="none" fo:font-style="normal" officeooo:rsid="002c5942" style:language-asian="zxx" style:country-asian="none" style:font-style-asian="normal" style:language-complex="zxx" style:country-complex="none" style:font-style-complex="normal"/>
    </style:style>
    <style:style style:name="T90" style:family="text">
      <style:text-properties fo:color="#000000" loext:opacity="100%"/>
    </style:style>
    <style:style style:name="T91" style:family="text">
      <style:text-properties fo:color="#000000" loext:opacity="100%" officeooo:rsid="001fe146"/>
    </style:style>
    <style:style style:name="T92" style:family="text">
      <style:text-properties fo:color="#000000" loext:opacity="100%" fo:font-style="normal" officeooo:rsid="001fe146" style:font-style-asian="normal" style:font-style-complex="normal"/>
    </style:style>
    <style:style style:name="T93" style:family="text">
      <style:text-properties fo:color="#000000" loext:opacity="100%" fo:font-style="normal" officeooo:rsid="0020b0d0" style:font-style-asian="normal" style:font-style-complex="normal"/>
    </style:style>
    <style:style style:name="T94" style:family="text">
      <style:text-properties fo:color="#000000" loext:opacity="100%" fo:language="zxx" fo:country="none" fo:font-style="normal" officeooo:rsid="002367d8" style:language-asian="zxx" style:country-asian="none" style:font-style-asian="normal" style:language-complex="zxx" style:country-complex="none" style:font-style-complex="normal"/>
    </style:style>
    <style:style style:name="T95" style:family="text">
      <style:text-properties fo:color="#633b3e" loext:opacity="100%" style:font-name="JetBrains Mono" fo:font-style="normal" style:font-style-asian="normal" style:font-style-complex="normal"/>
    </style:style>
    <style:style style:name="T96" style:family="text">
      <style:text-properties fo:color="#633b3e" loext:opacity="100%" style:font-name="JetBrains Mono" fo:font-style="normal" officeooo:rsid="001fe146" style:font-style-asian="normal" style:font-style-complex="normal"/>
    </style:style>
    <style:style style:name="T97" style:family="text">
      <style:text-properties fo:color="#633b3e" loext:opacity="100%" style:font-name="JetBrains Mono" fo:language="zxx" fo:country="none" fo:font-style="normal" style:language-asian="zxx" style:country-asian="none" style:font-style-asian="normal" style:language-complex="zxx" style:country-complex="none" style:font-style-complex="normal"/>
    </style:style>
    <style:style style:name="T98" style:family="text">
      <style:text-properties fo:language="zxx" fo:country="none" officeooo:rsid="002367d8" style:language-asian="zxx" style:country-asian="none" style:language-complex="zxx" style:country-complex="none"/>
    </style:style>
    <style:style style:name="T99" style:family="text">
      <style:text-properties fo:language="zxx" fo:country="none" fo:font-style="normal" officeooo:rsid="0020b0d0" style:language-asian="zxx" style:country-asian="none" style:font-style-asian="normal" style:language-complex="zxx" style:country-complex="none" style:font-style-complex="normal"/>
    </style:style>
    <style:style style:name="T100" style:family="text">
      <style:text-properties fo:language="zxx" fo:country="none" fo:font-style="normal" officeooo:rsid="002194ab" style:language-asian="zxx" style:country-asian="none" style:font-style-asian="normal" style:language-complex="zxx" style:country-complex="none" style:font-style-complex="normal"/>
    </style:style>
    <style:style style:name="T101" style:family="text">
      <style:text-properties fo:language="zxx" fo:country="none" fo:font-style="normal" officeooo:rsid="002367d8" style:language-asian="zxx" style:country-asian="none" style:font-style-asian="normal" style:language-complex="zxx" style:country-complex="none" style:font-style-complex="normal"/>
    </style:style>
    <style:style style:name="T102" style:family="text">
      <style:text-properties fo:language="zxx" fo:country="none" fo:font-style="normal" officeooo:rsid="00254ead" style:language-asian="zxx" style:country-asian="none" style:font-style-asian="normal" style:language-complex="zxx" style:country-complex="none" style:font-style-complex="normal"/>
    </style:style>
    <style:style style:name="T103" style:family="text">
      <style:text-properties fo:language="zxx" fo:country="none" fo:font-style="normal" officeooo:rsid="00270a4f" style:language-asian="zxx" style:country-asian="none" style:font-style-asian="normal" style:language-complex="zxx" style:country-complex="none" style:font-style-complex="normal"/>
    </style:style>
    <style:style style:name="T104" style:family="text">
      <style:text-properties fo:language="zxx" fo:country="none" fo:font-style="normal" officeooo:rsid="0038eacd" style:language-asian="zxx" style:country-asian="none" style:font-style-asian="normal" style:language-complex="zxx" style:country-complex="none" style:font-style-complex="normal"/>
    </style:style>
    <style:style style:name="T105" style:family="text">
      <style:text-properties fo:language="zxx" fo:country="none" fo:font-style="italic" officeooo:rsid="00270a4f" style:language-asian="zxx" style:country-asian="none" style:font-style-asian="italic" style:language-complex="zxx" style:country-complex="none" style:font-style-complex="italic"/>
    </style:style>
    <style:style style:name="T106" style:family="text">
      <style:text-properties officeooo:rsid="002367d8"/>
    </style:style>
    <style:style style:name="T107" style:family="text">
      <style:text-properties fo:font-size="8pt" fo:font-style="italic" officeooo:rsid="00270a4f" style:font-size-asian="8pt" style:font-style-asian="italic" style:font-size-complex="8pt" style:font-style-complex="italic"/>
    </style:style>
    <style:style style:name="T108" style:family="text">
      <style:text-properties style:font-name="Liberation Serif" fo:language="zxx" fo:country="none" fo:font-style="normal" officeooo:rsid="00270a4f" style:language-asian="zxx" style:country-asian="none" style:font-style-asian="normal" style:language-complex="zxx" style:country-complex="none" style:font-style-complex="normal"/>
    </style:style>
    <style:style style:name="T109" style:family="text">
      <style:text-properties officeooo:rsid="005cb206"/>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lazeBox: The all-in-one suite for Minecraft cluster management</text:p>
      <text:p text:style-name="P1"/>
      <text:h text:style-name="P31" text:outline-level="1">Abstract</text:h>
      <text:p text:style-name="P3"><text:span text:style-name="T1">BlazeBox is an application that helps users manage Minecraft clusters effortlessly with the easy-to-use API that can be called by any operators(service). It features a Continuous Deployment which can help developers deploy their plugins(typically Bukkit or Paper ones) through the easy-to-use REST API or gRPC endpoint. Also it monitors the servers(and plugins if connected to its API) and exports the metrics to Prometheus(</text:span><text:a xlink:type="simple" xlink:href="https://prometheus.io/)%5B1" text:style-name="Internet_20_link" text:visited-style-name="Visited_20_Internet_20_Link"><text:span text:style-name="Citation"><text:span text:style-name="T2">https://prometheus.io/)[1</text:span></text:span></text:a><text:span text:style-name="Citation"><text:span text:style-name="T2">].</text:span></text:span></text:p>
      <text:h text:style-name="P32" text:outline-level="1"><text:span text:style-name="Citation"><text:span text:style-name="T5">Introduction</text:span></text:span></text:h>
      <text:p text:style-name="P3"><text:span text:style-name="Citation"><text:span text:style-name="T3">For example, we managed to create the cluster of a few Minecraft servers with Deployment(k8s resource type)</text:span></text:span><text:span text:style-name="Citation">. And then we uses ConfigMap to pass in the server.properties </text:span><text:span text:style-name="Citation"><text:span text:style-name="T4">file. And then we mounts the volumes to put them inside the ./plugins folder, (we use dockerfile to simplify this).</text:span></text:span></text:p>
      <text:p text:style-name="P4"><text:span text:style-name="Citation"><text:span text:style-name="T4">You can easily find this hard and it is truly at very low level of abstraction if you try to explain what <text:s/>it does by manipulating how it was built. But with BlazeBox, we can define a MinecraftCluster CRD, a MinecraftServer CRD, a MinecraftProxy CRD to finish all these up, if we need plugins, it would be just as simple as creating another field in the CRD of the server to specify the plugin’s metadata and its location: either a URL or a Git/Maven ref.</text:span></text:span></text:p>
      <text:p text:style-name="P4"><text:span text:style-name="Citation"><text:span text:style-name="T6">For example, when we are creating such complex infrastructures to provide an abstraction of an entire managed cluster, it is difficult to do such things: </text:span></text:span></text:p>
      <text:list text:style-name="L1">
        <text:list-item>
          <text:p text:style-name="P48"><text:span text:style-name="Citation"><text:span text:style-name="T6">How hard it is to allocate resources for these servers.</text:span></text:span></text:p>
        </text:list-item>
        <text:list-item>
          <text:p text:style-name="P48"><text:span text:style-name="Citation"><text:span text:style-name="T6">Minecraft Server cores are not multi-threaded, they can be under-optimized if we don’t patch them or remake news ones that are multi-threaded.</text:span></text:span></text:p>
        </text:list-item>
        <text:list-item>
          <text:p text:style-name="P48"><text:span text:style-name="Citation"><text:span text:style-name="T6">For most users, getting their hands on such compiled server cores are nearly impossible.</text:span></text:span></text:p>
        </text:list-item>
        <text:list-item>
          <text:p text:style-name="P48"><text:span text:style-name="Citation"><text:span text:style-name="T6">For multiple reasons, creating such a core isn’t possible</text:span></text:span></text:p>
        </text:list-item>
        <text:list-item>
          <text:p text:style-name="P48"><text:span text:style-name="Citation"><text:span text:style-name="T6">The server cores are hardly coded, multiple behaviors must be patched before connecting to the actual BlazeBox service, this cannot be done by Bukkit plugins nor Paper ones.</text:span></text:span></text:p>
        </text:list-item>
      </text:list>
      <text:p text:style-name="P5"><text:span text:style-name="Citation"><text:span text:style-name="T7">This paper is about how we managed to overcome the difficulties and how to implement such a system with a patched server core. We are willing to create a complex cluster in any time soon so that a demo could be hosted by any of our sponsors to demonstrate the features of BlazeBox. BlazeBox uses BlazeSpan [2] to store its data and BlazeDome [3] to manage domains.</text:span></text:span></text:p>
      <text:p text:style-name="P5"><text:span text:style-name="Citation"><text:span text:style-name="T7">And it also features customization with ease, including the Data Access Interface(DAI) and supports <text:s/>OpenTelemetry(</text:span></text:span><text:a xlink:type="simple" xlink:href="https://opentelemetry.io/" text:style-name="Internet_20_link" text:visited-style-name="Visited_20_Internet_20_Link"><text:span text:style-name="Citation"><text:span text:style-name="T7">https://opentelemetry.io/</text:span></text:span></text:a><text:span text:style-name="Citation"><text:span text:style-name="T7">) [4] to export its metrics.</text:span></text:span><text:span text:style-name="Citation"><text:span text:style-name="T4"> </text:span></text:span><text:span text:style-name="Citation"><text:span text:style-name="T7">DAI is designed to replace the BlazeSpan infrastructure managed by your cluster management system, like kubernetes in our case.</text:span></text:span></text:p>
      <text:p text:style-name="P5"><text:span text:style-name="Citation"><text:span text:style-name="T7">It is hard to say that any of these are the hard-dependency that cannot be replaced, we considered loosely-coupled structures on the first day of the development. </text:span></text:span></text:p>
      <text:p text:style-name="P6"><text:soft-page-break/><text:span text:style-name="Citation"><text:span text:style-name="T8">BlazeBox is also a</text:span></text:span><text:span text:style-name="Citation"><text:span text:style-name="T16">n</text:span></text:span><text:span text:style-name="Citation"><text:span text:style-name="T8"> operator-based system that operates the cluster and provides a higher level of abstraction compared to the classic </text:span></text:span><text:span text:style-name="Citation"><text:span text:style-name="T16">K</text:span></text:span><text:span text:style-name="Citation"><text:span text:style-name="T8">ubernetes method. </text:span></text:span></text:p>
      <text:h text:style-name="P33" text:outline-level="1"><text:span text:style-name="Citation"><text:span text:style-name="T8">Managing Servers</text:span></text:span></text:h>
      <text:p text:style-name="P6"><text:span text:style-name="Citation"><text:span text:style-name="T8">Since BlazeBox is operator-based, it uses the </text:span></text:span><text:span text:style-name="Citation"><text:span text:style-name="T16">K</text:span></text:span><text:span text:style-name="Citation"><text:span text:style-name="T8">ubernetes API to interact with it. It creates Pods dynamically and assigns them into different nodes. Since the nodes are managed by </text:span></text:span><text:span text:style-name="Citation"><text:span text:style-name="T16">K</text:span></text:span><text:span text:style-name="Citation"><text:span text:style-name="T8">ubernetes, it is way easier to manage them.</text:span></text:span></text:p>
      <text:h text:style-name="P34" text:outline-level="2"><text:span text:style-name="Citation"><text:span text:style-name="T9">Replacement of RPC</text:span></text:span></text:h>
      <text:p text:style-name="P6"><text:span text:style-name="Citation"><text:span text:style-name="T8">When we are managing these servers, we use a protocol called </text:span></text:span><text:span text:style-name="Citation"><text:span text:style-name="T62">BlazeCom</text:span></text:span><text:span text:style-name="Citation"><text:span text:style-name="T8"> that interacts with the server cores and tells it what to do. It has a basic data model represented in JSON or YAML.</text:span></text:span></text:p>
      <text:p text:style-name="Preformatted_20_Text"><text:span text:style-name="Citation"><text:span text:style-name="T95">{</text:span></text:span></text:p>
      <text:p text:style-name="Preformatted_20_Text"><text:span text:style-name="Citation"><text:span text:style-name="T97"><text:tab/>“blazebox” : “&lt;timestamp&gt;”,</text:span></text:span></text:p>
      <text:p text:style-name="Preformatted_20_Text"><text:span text:style-name="Citation"><text:span text:style-name="T97"><text:tab/>“domain” : “&lt;BlazeDome domain selector&gt;”,</text:span></text:span></text:p>
      <text:p text:style-name="Preformatted_20_Text"><text:span text:style-name="Citation"><text:span text:style-name="T95"><text:tab/>“action” : “&lt;action name&gt;”,</text:span></text:span></text:p>
      <text:p text:style-name="Preformatted_20_Text"><text:span text:style-name="Citation"><text:span text:style-name="T95"><text:tab/>“receiver” : “&lt;receiver selector&gt;”,</text:span></text:span></text:p>
      <text:p text:style-name="Preformatted_20_Text"><text:span text:style-name="Citation"><text:span text:style-name="T95"><text:tab/>“issuer” : “&lt;issuer name&gt;”,</text:span></text:span></text:p>
      <text:p text:style-name="Preformatted_20_Text"><text:span text:style-name="Citation"><text:span text:style-name="T95"><text:tab/>“</text:span></text:span><text:span text:style-name="Citation"><text:span text:style-name="T96">data</text:span></text:span><text:span text:style-name="Citation"><text:span text:style-name="T95">”: “</text:span></text:span><text:span text:style-name="Citation"><text:span text:style-name="T96">&lt;data&gt;</text:span></text:span><text:span text:style-name="Citation"><text:span text:style-name="T95">”</text:span></text:span></text:p>
      <text:p text:style-name="Preformatted_20_Text"><text:span text:style-name="Citation"><text:span text:style-name="T95">}</text:span></text:span></text:p>
      <text:p text:style-name="Text_20_body"><text:span text:style-name="Citation"><text:span text:style-name="T90"><text:tab/></text:span></text:span><text:span text:style-name="Citation"><text:span text:style-name="T91">Note: </text:span></text:span></text:p>
      <text:list text:style-name="L2">
        <text:list-item>
          <text:p text:style-name="P49"><text:span text:style-name="Citation"><text:span text:style-name="T92">&lt;timestamp&gt; is the timestamp returned by the time service</text:span></text:span></text:p>
        </text:list-item>
        <text:list-item>
          <text:p text:style-name="P49"><text:span text:style-name="Citation"><text:span text:style-name="T92">&lt;BlazeDome domain selector&gt; is the selector that selects only one domain from BlazeDome</text:span></text:span></text:p>
        </text:list-item>
        <text:list-item>
          <text:p text:style-name="P49"><text:span text:style-name="Citation"><text:span text:style-name="T92">&lt;action name&gt; is the name of one of: { push , kill , exec , enable_plugin, disable_plugin, update, map_update, plugin_update}</text:span></text:span></text:p>
        </text:list-item>
        <text:list-item>
          <text:p text:style-name="P49"><text:span text:style-name="Citation"><text:span text:style-name="T92">&lt;receiver selector&gt; is the selector of servers who receives this string and parses it before executing, note that this data is broadcast to all servers that is willing to receive(this kind of message).</text:span></text:span></text:p>
        </text:list-item>
        <text:list-item>
          <text:p text:style-name="P49"><text:span text:style-name="Citation"><text:span text:style-name="T92">&lt;data&gt; is the additional data sent to the </text:span></text:span><text:span text:style-name="Citation"><text:span text:style-name="T93">receiver.</text:span></text:span></text:p>
        </text:list-item>
      </text:list>
      <text:p text:style-name="P7"><text:span text:style-name="Citation"><text:span text:style-name="T93">This is a broadcast replacement of gRPC, this also allowed the metrics system to catch every message without the receiver broadcasting it again. It also allowed the server to present all valid data. None of the data posted should contain sensitive data, also fields like plugin names, map names are spoofed( typically hash with salt ) in practice to secure itself.</text:span></text:span></text:p>
      <text:h text:style-name="P34" text:outline-level="2"><text:span text:style-name="Citation"><text:span text:style-name="T9">Handler</text:span></text:span></text:h>
      <text:p text:style-name="P7"><text:span text:style-name="Citation"><text:span text:style-name="T9">Below is a code </text:span></text:span><text:span text:style-name="Citation"><text:span text:style-name="T10">snippet </text:span></text:span><text:span text:style-name="Citation"><text:span text:style-name="T9">for how a handler is built in Java:</text:span></text:span></text:p>
      <text:p text:style-name="P8"><text:span text:style-name="Citation"><text:span text:style-name="T99">import org.serenity.blazebox.handler.Handler;</text:span></text:span></text:p>
      <text:p text:style-name="P10"><text:span text:style-name="Citation"><text:span text:style-name="T10">import </text:span></text:span><text:span text:style-name="Citation"><text:span text:style-name="T100">org.serenity.blazebox.handler.RegisterFacade</text:span></text:span><text:span text:style-name="Citation"><text:span text:style-name="T10">;</text:span></text:span></text:p>
      <text:p text:style-name="P10"><text:span text:style-name="Citation"><text:span text:style-name="T10">import </text:span></text:span><text:span text:style-name="Citation"><text:span text:style-name="T100">org.serenity.blazebox.records.BlazeComData</text:span></text:span><text:span text:style-name="Citation"><text:span text:style-name="T10">;</text:span></text:span></text:p>
      <text:p text:style-name="P10"><text:span text:style-name="Citation"><text:span text:style-name="T84">public class MyHandler </text:span></text:span><text:span text:style-name="Citation"><text:span text:style-name="T89">extends</text:span></text:span><text:span text:style-name="Citation"><text:span text:style-name="T84"> Handler {</text:span></text:span></text:p>
      <text:p text:style-name="P10"><text:span text:style-name="Citation"><text:span text:style-name="T84"><text:tab/>public boolean isSupported(BlazeComData data){}</text:span></text:span></text:p>
      <text:p text:style-name="P10"><text:span text:style-name="Citation"><text:span text:style-name="T84"><text:tab/>public void handle(BlazeComData data){}</text:span></text:span></text:p>
      <text:p text:style-name="P10"><text:span text:style-name="Citation"><text:span text:style-name="T84">}</text:span></text:span></text:p>
      <text:p text:style-name="P10"><text:span text:style-name="Citation"/></text:p>
      <text:p text:style-name="P9"><text:soft-page-break/><text:span text:style-name="Citation"><text:span text:style-name="T10">This is an example of handler that handles BlazeCom data. The BlazeCom API is made for handling data sent from the operator, so further on this is what a handler looks like in our production code:</text:span></text:span></text:p>
      <text:p text:style-name="P10"><text:span text:style-name="Citation"><text:span text:style-name="T10">----- import is removed -----</text:span></text:span></text:p>
      <text:p text:style-name="P10"><text:span text:style-name="Citation"/></text:p>
      <text:p text:style-name="P10"><text:span text:style-name="Citation"><text:span text:style-name="T100">public class HandleKill </text:span></text:span><text:span text:style-name="Citation"><text:span text:style-name="T102">extends</text:span></text:span><text:span text:style-name="Citation"><text:span text:style-name="T100"> Handler{</text:span></text:span></text:p>
      <text:p text:style-name="P15"><text:span text:style-name="Citation"><text:span text:style-name="T102"><text:tab/>priority = Priority.HIGHEST;</text:span></text:span></text:p>
      <text:p text:style-name="P10"><text:span text:style-name="Citation"><text:span text:style-name="T100"><text:tab/>public boolean isSupported(BlazeComData data){</text:span></text:span></text:p>
      <text:p text:style-name="P10"><text:span text:style-name="Citation"><text:span text:style-name="T100"><text:tab/><text:tab/>return data.</text:span></text:span><text:span text:style-name="Citation"><text:span text:style-name="T101">action == Actions.KILL;</text:span></text:span></text:p>
      <text:p text:style-name="P10"><text:span text:style-name="Citation"><text:span text:style-name="T100"><text:tab/>}</text:span></text:span></text:p>
      <text:p text:style-name="P13"><text:span text:style-name="Citation"><text:span text:style-name="T100"><text:tab/></text:span></text:span><text:span text:style-name="Citation"><text:span text:style-name="T101">public void handle(BlazeComData data){</text:span></text:span></text:p>
      <text:p text:style-name="P13"><text:span text:style-name="Citation"><text:span text:style-name="T101"><text:tab/><text:tab/></text:span></text:span><text:span text:style-name="Citation"><text:span text:style-name="T94">serverManager.stop(1); //exit code for killed is 1</text:span></text:span></text:p>
      <text:p text:style-name="P13"><text:span text:style-name="Citation"><text:span text:style-name="T101"><text:tab/>}</text:span></text:span></text:p>
      <text:p text:style-name="P10"><text:span text:style-name="Citation"><text:span text:style-name="T100">}</text:span></text:span></text:p>
      <text:p text:style-name="P10"><text:span text:style-name="Citation"/></text:p>
      <text:p text:style-name="P12"><text:span text:style-name="Citation"><text:span text:style-name="T106">Note: <text:s/></text:span></text:span><text:span text:style-name="Citation"><text:span text:style-name="T98">serverManager</text:span></text:span><text:span text:style-name="Citation"><text:span text:style-name="T106"> is a Spring(</text:span></text:span><text:a xlink:type="simple" xlink:href="https://spring.io/" text:style-name="Internet_20_link" text:visited-style-name="Visited_20_Internet_20_Link"><text:span text:style-name="Citation"><text:span text:style-name="T106">https://spring.io</text:span></text:span></text:a><text:span text:style-name="Citation"><text:span text:style-name="T106">) [5] bean.</text:span></text:span></text:p>
      <text:p text:style-name="P11"><text:span text:style-name="Citation"><text:span text:style-name="T11">So the code snippet handles a kill signal sent by the BlazeBox operator and kills itself, well somethings will be on the filter chain to authenticate the authenticity of the operator and all the other things you can customize or prefer the defaults.</text:span></text:span></text:p>
      <text:p text:style-name="P11"><text:span text:style-name="Citation"><text:span text:style-name="T11">It contains a record of BlazeComData which is the record class for BlazeCom messages, we uses that to communicate between servers. And the above handler </text:span></text:span><text:span text:style-name="Citation"><text:span text:style-name="T12">implements the interface and is registered as a component, this makes it possible to be indexed by the Node and can be callable in a list which makes it way easier to debug and manage.</text:span></text:span></text:p>
      <text:h text:style-name="P35" text:outline-level="2"><text:span text:style-name="Citation"><text:span text:style-name="T12">Integration with Kubernetes</text:span></text:span></text:h>
      <text:p text:style-name="P14"><text:span text:style-name="Citation"><text:span text:style-name="T12">BlazeBox depends on Kubernetes to orchestrate the clusters, in this section we are going to talk about the CRD format and how BlazeBox uses the defined resource to spin up a cluster of servers.</text:span></text:span></text:p>
      <text:p text:style-name="P15"><text:span text:style-name="Citation"><text:span text:style-name="T85">apiVersion: blazebox.serenity.dev</text:span></text:span></text:p>
      <text:p text:style-name="P15"><text:span text:style-name="Citation"><text:span text:style-name="T85">kind: MinecraftCluster</text:span></text:span></text:p>
      <text:p text:style-name="P17"><text:span text:style-name="Citation"><text:span text:style-name="T86">metadata:</text:span></text:span></text:p>
      <text:p text:style-name="P17"><text:span text:style-name="Citation"><text:span text:style-name="T86"><text:tab/>name: &lt;cluster-name&gt;.&lt;BlazeDome-domain-name&gt;</text:span></text:span></text:p>
      <text:p text:style-name="P17"><text:span text:style-name="Citation"><text:span text:style-name="T86"><text:tab/>namespace: &lt;namespace&gt;</text:span></text:span></text:p>
      <text:p text:style-name="P17"><text:span text:style-name="Citation"><text:span text:style-name="T86">spec: {}</text:span></text:span></text:p>
      <text:p text:style-name="P17"><text:span text:style-name="Citation"/></text:p>
      <text:p text:style-name="P16"><text:span text:style-name="Citation"><text:span text:style-name="T13">Sure that if you don’t want to setup BlazeDome, it is okay to just remove the BlazeDome field from <text:s/>the snippet above. Thanks to Kubernetes, it will still work just fine and is as stable.</text:span></text:span></text:p>
      <text:p text:style-name="P17"><text:span text:style-name="Citation"><text:span text:style-name="T86">apiVersion: blazebox.serenity.dev</text:span></text:span></text:p>
      <text:p text:style-name="P17"><text:span text:style-name="Citation"><text:span text:style-name="T86">kind: MinecraftServerDeployment</text:span></text:span></text:p>
      <text:p text:style-name="P17"><text:span text:style-name="Citation"><text:span text:style-name="T86">metadata:</text:span></text:span></text:p>
      <text:p text:style-name="P17"><text:span text:style-name="Citation"><text:span text:style-name="T86"><text:tab/>name: &lt;name-of-choice&gt;.&lt;BlazeDome-domain-name&gt;</text:span></text:span></text:p>
      <text:p text:style-name="P17"><text:span text:style-name="Citation"><text:span text:style-name="T86"><text:tab/>namespace: &lt;namespace&gt;</text:span></text:span></text:p>
      <text:p text:style-name="P17"><text:span text:style-name="Citation"><text:span text:style-name="T86"><text:tab/>labels:</text:span></text:span></text:p>
      <text:p text:style-name="P17"><text:span text:style-name="Citation"><text:span text:style-name="T86"><text:tab/><text:tab/>clusterRef: &lt;cluster-name&gt;.</text:span></text:span><text:span text:style-name="Citation"><text:span text:style-name="T87">&lt;BlazeDome-domain-name&gt;</text:span></text:span></text:p>
      <text:p text:style-name="P17"><text:span text:style-name="Citation"><text:span text:style-name="T86">spec:</text:span></text:span></text:p>
      <text:p text:style-name="P17"><text:span text:style-name="Citation"><text:span text:style-name="T86"><text:tab/>replicas: 10 #how many replicas would you prefer</text:span></text:span></text:p>
      <text:p text:style-name="P17"><text:span text:style-name="Citation"><text:span text:style-name="T86"><text:tab/>template:</text:span></text:span></text:p>
      <text:p text:style-name="P17"><text:span text:style-name="Citation"><text:span text:style-name="T86"><text:tab/><text:tab/>spec:</text:span></text:span></text:p>
      <text:p text:style-name="P17"><text:span text:style-name="Citation"><text:span text:style-name="T86"><text:tab/><text:tab/><text:tab/>core:</text:span></text:span></text:p>
      <text:p text:style-name="P17"><text:span text:style-name="Citation"><text:span text:style-name="T86"><text:tab/><text:tab/><text:tab/><text:tab/>version: "1.20.4"</text:span></text:span></text:p>
      <text:p text:style-name="P17"><text:span text:style-name="Citation"><text:span text:style-name="T86"><text:tab/><text:tab/><text:tab/><text:tab/>channel: "Paper"</text:span></text:span></text:p>
      <text:p text:style-name="P19"><text:span text:style-name="Citation"><text:span text:style-name="T87"><text:tab/><text:tab/><text:tab/>config: {}</text:span></text:span></text:p>
      <text:p text:style-name="P18"><text:span text:style-name="Citation"><text:span text:style-name="T107">Again, if you don’t prefer BlazeDome, feel free to remove it, BlazeDome is not a hard dependency for BlazeBox, but BlazeDome is better than Kubernetes when it comes to domain management and resource allocation. So as above noted, the snippet will create a MinecraftServerDeployment object inside the domain if you have BlazeDome.</text:span></text:span></text:p>
      <text:p text:style-name="P18"><text:soft-page-break/><text:span text:style-name="Citation"><text:span text:style-name="T14">So when we finished, </text:span></text:span><text:span text:style-name="Citation"><text:span text:style-name="T20">setting up proxies is also important, which can be done with only:</text:span></text:span></text:p>
      <text:p text:style-name="P18"><text:span text:style-name="Citation"><text:span text:style-name="T103"><text:tab/>1. Change </text:span></text:span><text:span text:style-name="Citation"><text:span text:style-name="T105">kind</text:span></text:span><text:span text:style-name="Citation"><text:span text:style-name="T103"> to MinecraftProxyDeployment,</text:span></text:span></text:p>
      <text:p text:style-name="P18"><text:span text:style-name="Citation"><text:span text:style-name="T103"><text:tab/>2. Change </text:span></text:span><text:span text:style-name="Citation"><text:span text:style-name="T105">spec.template.spec.core.version </text:span></text:span><text:span text:style-name="Citation"><text:span text:style-name="T103">and </text:span></text:span><text:span text:style-name="Citation"><text:span text:style-name="T105">channel</text:span></text:span></text:p>
      <text:p text:style-name="P18"><text:span text:style-name="Citation"><text:span text:style-name="T108">So you finished everything you have to do to spin up a normal Minecraft Cluster. Then we need plugins to add custom contents to the server.</text:span></text:span></text:p>
      <text:p text:style-name="P19"><text:span text:style-name="Citation"><text:span text:style-name="T86">------- </text:span></text:span><text:span text:style-name="Citation"><text:span text:style-name="T88">Previous Declaration fields are purged --------</text:span></text:span></text:p>
      <text:p text:style-name="P19"><text:span text:style-name="Citation"><text:span text:style-name="T86">spec:</text:span></text:span></text:p>
      <text:p text:style-name="P19"><text:span text:style-name="Citation"><text:span text:style-name="T86"><text:tab/>replicas: 10 #how many replicas would you prefer</text:span></text:span></text:p>
      <text:p text:style-name="P19"><text:span text:style-name="Citation"><text:span text:style-name="T86"><text:tab/>template:</text:span></text:span></text:p>
      <text:p text:style-name="P19"><text:span text:style-name="Citation"><text:span text:style-name="T86"><text:tab/><text:tab/>spec:</text:span></text:span></text:p>
      <text:p text:style-name="P19"><text:span text:style-name="Citation"><text:span text:style-name="T86"><text:tab/><text:tab/><text:tab/>core:</text:span></text:span></text:p>
      <text:p text:style-name="P19"><text:span text:style-name="Citation"><text:span text:style-name="T86"><text:tab/><text:tab/><text:tab/><text:tab/>version: "1.20.4"</text:span></text:span></text:p>
      <text:p text:style-name="P19"><text:span text:style-name="Citation"><text:span text:style-name="T86"><text:tab/><text:tab/><text:tab/><text:tab/>channel: "Paper"</text:span></text:span></text:p>
      <text:p text:style-name="P19"><text:span text:style-name="Citation"><text:span text:style-name="T87"><text:tab/><text:tab/><text:tab/>config: {</text:span></text:span></text:p>
      <text:p text:style-name="P19"><text:span text:style-name="Citation"><text:span text:style-name="T87"><text:tab/><text:tab/><text:tab/><text:tab/>plugins:</text:span></text:span></text:p>
      <text:p text:style-name="P19"><text:span text:style-name="Citation"><text:span text:style-name="T87"><text:tab/><text:tab/><text:tab/><text:tab/><text:tab/>- name: something</text:span></text:span></text:p>
      <text:p text:style-name="P19"><text:span text:style-name="Citation"><text:span text:style-name="T87"><text:tab/><text:tab/><text:tab/><text:tab/><text:tab/> <text:s/>reference:</text:span></text:span></text:p>
      <text:p text:style-name="P19"><text:span text:style-name="Citation"><text:span text:style-name="T87"><text:tab/><text:tab/><text:tab/><text:tab/><text:tab/><text:tab/>mvn:</text:span></text:span></text:p>
      <text:p text:style-name="P19"><text:span text:style-name="Citation"><text:span text:style-name="T87"><text:tab/><text:tab/><text:tab/><text:tab/><text:tab/><text:tab/><text:tab/>repository: </text:span></text:span><text:a xlink:type="simple" xlink:href="https://serenity.dev/mvn" text:style-name="Internet_20_link" text:visited-style-name="Visited_20_Internet_20_Link"><text:span text:style-name="Citation"><text:span text:style-name="T87">https://serenity.dev/mvn</text:span></text:span></text:a></text:p>
      <text:p text:style-name="P19"><text:span text:style-name="Citation"><text:span text:style-name="T87"><text:tab/><text:tab/><text:tab/><text:tab/><text:tab/><text:tab/><text:tab/>groupId: org.serenity.example</text:span></text:span></text:p>
      <text:p text:style-name="P19"><text:span text:style-name="Citation"><text:span text:style-name="T87"><text:tab/><text:tab/><text:tab/><text:tab/><text:tab/><text:tab/><text:tab/>artifectId: example_plugin</text:span></text:span></text:p>
      <text:p text:style-name="P19"><text:span text:style-name="Citation"><text:span text:style-name="T87"><text:tab/><text:tab/><text:tab/><text:tab/><text:tab/><text:tab/><text:tab/>version: </text:span></text:span><text:span text:style-name="Citation"><text:span text:style-name="T88">"1.0.0"</text:span></text:span></text:p>
      <text:p text:style-name="P19"><text:span text:style-name="Citation"><text:span text:style-name="T88"><text:tab/><text:tab/><text:tab/><text:tab/><text:tab/><text:tab/><text:tab/>cred_secret: &lt;secret for credentials&gt;</text:span></text:span></text:p>
      <text:p text:style-name="P19"><text:span text:style-name="Citation"><text:span text:style-name="T88"><text:tab/><text:tab/><text:tab/><text:tab/><text:tab/>- name: something-else</text:span></text:span></text:p>
      <text:p text:style-name="P19"><text:span text:style-name="Citation"><text:span text:style-name="T88"><text:tab/><text:tab/><text:tab/><text:tab/><text:tab/><text:tab/>url: </text:span></text:span><text:a xlink:type="simple" xlink:href="https://serenity.dev/example.jar" text:style-name="Internet_20_link" text:visited-style-name="Visited_20_Internet_20_Link"><text:span text:style-name="Citation"><text:span text:style-name="T88">https://serenity.dev/example.jar</text:span></text:span></text:a></text:p>
      <text:p text:style-name="P19"><text:span text:style-name="Citation"><text:span text:style-name="T87"><text:tab/><text:tab/><text:tab/>}</text:span></text:span></text:p>
      <text:p text:style-name="P20"><text:span text:style-name="Citation"><text:span text:style-name="T15">So you added plugins to your server </text:span></text:span><text:span text:style-name="Citation"><text:span text:style-name="T16">and now you are ready to boot up your servers. </text:span></text:span><text:span text:style-name="Citation"><text:span text:style-name="T17">And then all of your setup work is done by default, but still we are missing the custom world.</text:span></text:span></text:p>
      <text:p text:style-name="P27"><text:span text:style-name="Citation"><text:span text:style-name="T17">Though the complexity of world folders, plugins can define their own file paths and there isn’t a well-known standard for this, so instead of using a world-oriented model for the CRD, we chose the </text:span></text:span><text:span text:style-name="Citation"><text:span text:style-name="T63">file patch</text:span></text:span><text:span text:style-name="Citation"><text:span text:style-name="T17"> instead. According to its name, it should make patch to the server’s root directory. We define it as extracting an archive provided to the root directory. For a majority of reasons, we would like to choose </text:span></text:span><text:span text:style-name="Citation"><text:span text:style-name="T63">.zip</text:span></text:span><text:span text:style-name="Citation"><text:span text:style-name="T17">, </text:span></text:span><text:span text:style-name="Citation"><text:span text:style-name="T63">tar.gz</text:span></text:span><text:span text:style-name="Citation"><text:span text:style-name="T17"> and </text:span></text:span><text:span text:style-name="Citation"><text:span text:style-name="T63">tar.xz</text:span></text:span><text:span text:style-name="Citation"><text:span text:style-name="T17">. They are the most used compression protocols in the world while </text:span></text:span><text:span text:style-name="Citation"><text:span text:style-name="T18">providing</text:span></text:span><text:span text:style-name="Citation"><text:span text:style-name="T17"> incredible performance.</text:span></text:span></text:p>
      <text:h text:style-name="P36" text:outline-level="2"><text:span text:style-name="Citation"><text:span text:style-name="T37">Practices for speed</text:span></text:span></text:h>
      <text:h text:style-name="P39" text:outline-level="3"><text:span text:style-name="Citation"><text:span text:style-name="T19">Asynchronous World Loading</text:span></text:span></text:h>
      <text:p text:style-name="P24"><text:span text:style-name="Citation"><text:span text:style-name="T18">We made that the world can be loaded automatically with another thread and be passed into the server-core’s thread, basically, BlazeBox daemon will be created in another container in the same pod with the server, and it will try to load the world automatically, after that, it will push the loaded world directly to the server core’</text:span></text:span><text:span text:style-name="Citation"><text:span text:style-name="T19">s memory (memory access bypassing java). </text:span></text:span></text:p>
      <text:p text:style-name="P22"><text:span text:style-name="Citation"><text:span text:style-name="T19">Basically, Java offered a utility called </text:span></text:span><text:span text:style-name="Citation"><text:span text:style-name="T64">Unsafe</text:span></text:span><text:span text:style-name="Citation"><text:span text:style-name="T19">, Which is a class that cannot be accessed outside the jar of the server core, since plugins are loaded with </text:span></text:span><text:span text:style-name="Citation"><text:span text:style-name="T64">ClassLoader</text:span></text:span><text:span text:style-name="Citation"><text:span text:style-name="T19">, this will be impossible to do so, this requires modifying the server core to be done.</text:span></text:span></text:p>
      <text:p text:style-name="P22"><text:span text:style-name="Citation"><text:span text:style-name="T19">Modifications will reveal vulnerabilities, but we made this with the method of Inter-Process-Communication(IPC), we provided the API for plugins to let plugins access the Unsafe methods, </text:span></text:span><text:span text:style-name="Citation"><text:span text:style-name="T20">which made possible for the plugin to hot swap the world.</text:span></text:span></text:p>
      <text:p text:style-name="P23"><text:soft-page-break/><text:span text:style-name="Citation"><text:span text:style-name="T20">With this method of loading, instability issues are spotted. So when we saw this issue, we load chunks only, and then we sync the blocks to the current world the server has loaded with shadow paging. Then we flag the server offline(calling BlazeCom operators API). And then we restart the server, after that, we put it online again.</text:span></text:span></text:p>
      <text:h text:style-name="P40" text:outline-level="3"><text:span text:style-name="Citation"><text:span text:style-name="T36">Dynamic World Partitioning</text:span></text:span></text:h>
      <text:p text:style-name="P23"><text:span text:style-name="Citation"><text:span text:style-name="T40">Making so, servers are no longer heavily stated, this means that different servers can dynamically pass worlds over in isolation and create replicated environments.</text:span></text:span></text:p>
      <text:p text:style-name="P25"><text:span text:style-name="Citation"><text:span text:style-name="T41">So we made worlds being loaded by multiple servers and if one fails, another accepts all the players on the server that just crashed(requires proxy support), and </text:span></text:span><text:span text:style-name="Citation"><text:span text:style-name="T42">the BlazeBox daemon of the crashed server hands the world to its successor, also it analyzes the crash, it will walk along the thread dump and find the issue. We’ve made that it can detect the issue, if its caused because the main thread is blocked, then it can identify that, for example, a player ran a command that halts. So it reacts based on the users configuration, which could be firing an alert for example. And if it crashed because the Java Virtual Machine ran out of memory, based on configuration, the new server could receive more memory.</text:span></text:span></text:p>
      <text:p text:style-name="P21"><text:span text:style-name="Citation"><text:span text:style-name="T42">Also, for use cases like mini-game servers, it can also pass maps between instances and do basically the same thing as described above.</text:span></text:span></text:p>
      <text:h text:style-name="Heading_20_3" text:outline-level="3"><text:span text:style-name="Citation"><text:span text:style-name="T35">Content Delivery Network for static files</text:span></text:span></text:h>
      <text:p text:style-name="P26"><text:span text:style-name="Citation"><text:span text:style-name="T43">Content Delivery Network(CDN) makes static files easier to distribute. With this, we can easily store all the world files and plugins inside a S3 bucket with automatic CDN pushes. This makes the world load way faster than a simple FTP or HTTP file server. Also storing them on public CDN services are still an efficient way to boost loading speed. With all of these working, the world should load at blazing fast speed and a server could be online in a blink.</text:span></text:span></text:p>
      <text:h text:style-name="P41" text:outline-level="3" text:is-list-header="true"><text:span text:style-name="Citation"><text:span text:style-name="T21">Asynchronous world generation</text:span></text:span></text:h>
      <text:p text:style-name="P26"><text:span text:style-name="Citation"><text:span text:style-name="T21">For those use-cases that needs new worlds to be generated frequently, this can be helpful. With this feature, the world can generate before it is needed and be passed to the server directly(or via a CDN) when its loaded. This eliminates the time needed for server to generate a world which may take very long for </text:span></text:span><text:span text:style-name="Citation"><text:span text:style-name="T65">Spigot</text:span></text:span><text:span text:style-name="Citation"><text:span text:style-name="T21"> servers.</text:span></text:span></text:p>
      <text:h text:style-name="P41" text:outline-level="3"><text:span text:style-name="Citation"><text:span text:style-name="T21">Git based backup</text:span></text:span></text:h>
      <text:p text:style-name="P26"><text:span text:style-name="Citation"><text:span text:style-name="T21">For these cases of use, we might also need to put the world files under version control, well git is good but it does not fit our use case, we just need the region to be backed up and rolled back, or we might need the entire thing, but either case, we still prefer git, because all those necessary files can be backed up automatically with CRON based Job system automatically committing the changes.</text:span></text:span></text:p>
      <text:p text:style-name="P26"><text:span text:style-name="Citation"><text:span text:style-name="T21">Though this part still lacks implementation, we still didn’t implement our own at the end of the research, but a good idea is: create a repository on a git server, and every time a client(BlazeBox Daemon) pushes a commit to any of the machines in the cluster, that machine will use the </text:span></text:span><text:span text:style-name="Citation"><text:span text:style-name="T65">Gossip</text:span></text:span><text:span text:style-name="Citation"><text:span text:style-name="T21"> protocol to inform other machines about the commit, and one of the machines will push one commit to master. The cluster may be managed by either </text:span></text:span><text:span text:style-name="Citation"><text:span text:style-name="T104">ZooKeeeper</text:span></text:span><text:span text:style-name="Citation"><text:span text:style-name="T21"> or BlazeDome.</text:span></text:span></text:p>
      <text:h text:style-name="P42" text:outline-level="3"><text:soft-page-break/><text:span text:style-name="Citation"><text:span text:style-name="T22">Deployment And Implementation</text:span></text:span></text:h>
      <text:p text:style-name="P28"><text:span text:style-name="Citation"><text:span text:style-name="T22">While we are trying to keep things simple here, we still will go through the details when it comes to how we model the k8s resources and how the operator works, we’ve described how it should behave and now we are proving the actual methods to implement such a system here.</text:span></text:span></text:p>
      <text:p text:style-name="P28"><text:span text:style-name="Citation"><text:span text:style-name="T22">By far, the system is still incomplete, but we can still describe this cluster system as: one client connect to one proxy server (which is being stateless without sessions) which connects to one self-healing server. This means that the client can be put into another server without too much of hesitation, though the user wont feel much of a delay, which will just result in a temporary screen of “Joining World” and “Loading Terrain”. <text:s/>Which will keep the user experience smooth even when the server running a mini-game crashes. Since the servers are nearly stateless, we can ignore Partition Tolerance for a moment. Because they can pass worlds around between nodes, and nodes that lost the ability to do so will be marked as unhealthy nodes, so that we can keep the cluster highly-available by simply creating more replicas.</text:span></text:span></text:p>
      <text:p text:style-name="P28"><text:span text:style-name="Citation"><text:span text:style-name="T22">Also, there are two options of world backups, in memory or be stored in block storage system (Passed in by git), which are implemented with Redis and Git.</text:span></text:span></text:p>
      <text:p text:style-name="P28"><text:span text:style-name="Citation"><text:span text:style-name="T22">With all of these systems deployed inside a cluster, this solution may not work well in clusters with less machines and low performance nodes. And due to the bottleneck in the middle-ware and the backup services, this system requires more optimization to de-centralize.</text:span></text:span></text:p>
      <text:h text:style-name="P42" text:outline-level="3"><text:span text:style-name="Citation"><text:span text:style-name="T22">Actually Useful Auto-Healing</text:span></text:span></text:h>
      <text:p text:style-name="P28"><text:span text:style-name="Citation"><text:span text:style-name="T22">Driven by this problem, we can say that a game server is actually stable, if somebody used an exploit to try to crash the server( for example, using a lot of entity too much for a server to handle), auto-healing could not even work around this if it applies no fix to the bad world data. So we introduced world data filter, which is a k8s resource that you can define. This resource can run an Action( which is also a k8s resource, which will be talked about later on), which performs action that applies patches to the bad world data automatically, or can run whatever stuff the user needs, even running a function in JavaScript.</text:span></text:span></text:p>
      <text:p text:style-name="P28"><text:span text:style-name="Citation"><text:span text:style-name="T22">Even with this method, we think that we should still watch the server’s metrics when it is done, so its possible for either human manually watch over the metrics or another Action to execute code when certain conditions are not met, even pushing an alarm to Prometheus.</text:span></text:span></text:p>
      <text:p text:style-name="P29"><text:span text:style-name="Citation"><text:span text:style-name="T23">For the default filter chain, we included the following:</text:span></text:span></text:p>
      <text:p text:style-name="P29"><text:span text:style-name="Citation"><text:span text:style-name="T23">1. Entity Remover, normally the server plugins will try to prevent players from spawning too much entities( quantity limit for boats for example), <text:s/>but when all of them fails, it should be good enough to clean up entities.</text:span></text:span></text:p>
      <text:p text:style-name="P29"><text:span text:style-name="Citation"><text:span text:style-name="T23">2. Pause Redstone, still basically, plugins will also try to prevent players from building any kind of Redstone lag machines by slowing them down if they impact the server performance, while this prevent these people most of the times, it will still be impossible to make such a thing perfect, so when this is executed, it calls the API under the hood and halts all Redstone components at a specific game tick. Then it could either wait for human(aka. Moderator) action or automatically resume the Redstone simulation.</text:span></text:span></text:p>
      <text:p text:style-name="P29"><text:span text:style-name="Citation"><text:span text:style-name="T23">3. Alarm</text:span></text:span></text:p>
      <text:p text:style-name="P29"><text:soft-page-break/><text:span text:style-name="Citation"><text:span text:style-name="T23">This can push alarms to configured email or make a HTTP request to the specified endpoint, which is useful for in depth analysis for later rather than handling the situation itself.</text:span></text:span></text:p>
      <text:p text:style-name="P29"><text:span text:style-name="Citation"><text:span text:style-name="T23">4. Optimizer, this is essential when it comes to passing worlds around to another server, when this happens, it uses up a lot of bandwidth, so it removes any dead chunks, invalid entities and such stuff, though this filter on the chain is marked parallel, this means that it runs parallel to all other filters to speed up. It is also marked optional, which means that if this filter thrown an exception, failed to pass the results on time( timed out, considered when the filter is marked parallel and did not finish executing after all others not marked parallel has finished), either case, if this filter is optional, it gets skipped, while creating an alarm, this will not worsen the user’s experience.</text:span></text:span></text:p>
      <text:p text:style-name="P29"><text:span text:style-name="Citation"><text:span text:style-name="T23">5. Management, if the previously actions identified the player, which its action is considered grief by the set of rules, it fires an alarm too, which draws attention from moderators, and if its actions are considered against the server rules by the moderators, they can ban the players, without the pain of looking through replays. <text:s/>Note that this can also detect hacks that allow players to generate entities or items that crashes the server, also note that exploits can be within the implementation of this filter which passes in bad data that reveals security vulnerabilities.</text:span></text:span></text:p>
      <text:p text:style-name="P30"><text:span text:style-name="Citation"><text:span text:style-name="T24">6. Cause Finder, even if the moderators did nothing, this filter script will run to try to find possible solutions to this problem, this is under development though. It is marked asynchronous, which makes it run asynchronously compared to other scripts. Currently, it can do tasks like removing an entity( which is identified as the cause of the crash) or a command block spawning a lot of entities.</text:span></text:span></text:p>
      <text:p text:style-name="P30"><text:span text:style-name="Citation"/></text:p>
      <text:p text:style-name="P29"><text:span text:style-name="Citation"><text:span text:style-name="T23">Now we can finally confirm that this cluster can be self-healing, with every possible method we could have thought of, we cannot crash this cluster entirely using the classic methods, we tested these methods: </text:span></text:span><text:span text:style-name="T22"/></text:p>
      <text:p text:style-name="P29"><text:span text:style-name="Citation"><text:span text:style-name="T23">1. Too Much Entities (Spawning over 5000 entities with repeating command blocks), crashed the server( server running over 6k ticks behind which causes server core to thread dump and crashed). In this case, </text:span></text:span><text:span text:style-name="Citation"><text:span text:style-name="T24"><text:s/>both of the players “grieving” are </text:span></text:span><text:span text:style-name="Citation"><text:span text:style-name="T66">Operators</text:span></text:span><text:span text:style-name="Citation"><text:span text:style-name="T24">( grants you command access and all permissions on the server by default). Even after thread dumping, the cluster operator did not notice the lag, even when the metrics reported the server is running at very low ticks per second. A few seconds later, it removed the server from healthy list, and it called another server’s API, the server pulls the world, and it passes through the filters. But when doing so, it created intense amount of lag across multiple nodes, the entire filter took over 20 seconds to exit, and a fresh world is being loaded after about 40 seconds in total. Such case tells us that the bottleneck is the actual filtering part, which takes up half of the time for players to rejoin. Also, such damage can only be caused by a player with </text:span></text:span><text:span text:style-name="Citation"><text:span text:style-name="T66">Operator</text:span></text:span><text:span text:style-name="Citation"><text:span text:style-name="T24"> access to the server, which includes player with elevated privilege( mostly taken advantage over exploits, to prevent this, we also implemented a plugin that removes anybody who does not have an OAuth token of a platform, for example Github, cant be grant access to the server command, the passing of the token is done via a client side mod or code that runs on the client).</text:span></text:span><text:span text:style-name="T22"/></text:p>
      <text:p text:style-name="P30"><text:span text:style-name="Citation"><text:span text:style-name="T24">2. Crash Villager, we used a hacked client, and there is an option for Crash Villager, still requires command access, but when generated, the villager will crash both the server trying to update it or the client trying to render it. This is patched in later versions, but we still wanted to test this out, the exploit details doesn’t matter much. When we are testing this, </text:span></text:span><text:span text:style-name="Citation"><text:span text:style-name="T66">Cause Finder</text:span></text:span><text:span text:style-name="Citation"><text:span text:style-name="T24"> is not yet implemented, so it means that it cannot remove the villager even when passing to another server.</text:span></text:span><text:span text:style-name="T22"/></text:p>
      <text:p text:style-name="P30"><text:soft-page-break/><text:span text:style-name="Citation"><text:span text:style-name="T24">The villager, caused all the running servers to crash, leaving no replica healthy. Well this is because, when it passes the world, and it cant remove the villager, it causes all the servers at the same version to crash, and all of the servers running in this demo cluster are running on that version, this caused the world to be passed around and ultimately causing every node to crash.</text:span></text:span><text:span text:style-name="T22"/></text:p>
      <text:p text:style-name="P30"><text:span text:style-name="Citation"><text:span text:style-name="T24">Again, only server </text:span></text:span><text:span text:style-name="Citation"><text:span text:style-name="T66">Operators </text:span></text:span><text:span text:style-name="Citation"><text:span text:style-name="T24">can perform this action, but it can cause so much damage to a cluster that it requires more than a minute to recover, which is enough to make a lot of player in the crashed world to lose interest.</text:span></text:span><text:span text:style-name="T22"/></text:p>
      <text:p text:style-name="P30"><text:span text:style-name="Citation"><text:span text:style-name="T24">Though this is hard, with the plugin, it will be twice as hard to elevate privilege making above cases happen way less often, but as a public server, attacks are everyday job of a moderator.</text:span></text:span><text:span text:style-name="T22"/></text:p>
      <text:p text:style-name="P30"><text:span text:style-name="Citation"><text:span text:style-name="T24">But above examples still prove that the cluster can self-heal, even when the grievers has </text:span></text:span><text:span text:style-name="Citation"><text:span text:style-name="T66">Operator </text:span></text:span><text:span text:style-name="Citation"><text:span text:style-name="T24">access to the server. And we also saw the importance of improvement, and the </text:span></text:span><text:span text:style-name="Citation"><text:span text:style-name="T66">Cause Finder</text:span></text:span><text:span text:style-name="Citation"><text:span text:style-name="T24"> and </text:span></text:span><text:span text:style-name="Citation"><text:span text:style-name="T66">Management </text:span></text:span><text:span text:style-name="Citation"><text:span text:style-name="T24"><text:s/>filters are still under heavy development. Which even fires a ticket when a player is doing regular boat placement.</text:span></text:span><text:span text:style-name="T22"/></text:p>
      <text:h text:style-name="P43" text:outline-level="3"><text:span text:style-name="Citation"><text:span text:style-name="T25">Cluster Operator</text:span></text:span><text:span text:style-name="T22"/></text:h>
      <text:p text:style-name="P52"><text:span text:style-name="Citation"><text:span text:style-name="T26">For the cluster operator, we examined different programming languages, platforms, frameworks and libraries. The combination we chose is: Java, generic platform (any which Java Virtual Machine can run on ), Java Operator Framework(</text:span></text:span><text:a xlink:type="simple" xlink:href="https://javaoperatorsdk.io/" text:style-name="Internet_20_link" text:visited-style-name="Visited_20_Internet_20_Link"><text:span text:style-name="Citation"><text:span text:style-name="T26">https://javaoperatorsdk.io/</text:span></text:span></text:a><text:span text:style-name="Citation"><text:span text:style-name="T26">). The framework is the choice because the layering of it is just suitable, along with the classic fabric8 API, we feel comfortable about how easy this framework is to work with.</text:span></text:span><text:span text:style-name="T22"/></text:p>
      <text:p text:style-name="P52"><text:span text:style-name="Citation"><text:span text:style-name="T26">After this, we modeled all the previous discussed Custom Resource Definitions, with the API, we can do this by making declarations instead of writing code in procedures. That is why it is so helpful. We made </text:span></text:span><text:span text:style-name="Citation"><text:span text:style-name="T67">MinecraftServer</text:span></text:span><text:span text:style-name="Citation"><text:span text:style-name="T26"> represent every instance (server), and the </text:span></text:span><text:span text:style-name="Citation"><text:span text:style-name="T67">MinecraftServerGroup </text:span></text:span><text:span text:style-name="Citation"><text:span text:style-name="T26"><text:s/>to operate them. So this is similar to the relationship between a </text:span></text:span><text:span text:style-name="Citation"><text:span text:style-name="T67">Deployment </text:span></text:span><text:span text:style-name="Citation"><text:span text:style-name="T26">and a </text:span></text:span><text:span text:style-name="Citation"><text:span text:style-name="T67">Pod</text:span></text:span><text:span text:style-name="Citation"><text:span text:style-name="T26">. For all of the effort here, we finally made it. For all the instances, we made sure that every server can communicate with others via either the RPC API or REST API. This is made possible with the networking tools, but most of the time the server(instance) is using the service discovery to locate the operator and communicating with it only.</text:span></text:span><text:span text:style-name="T22"/></text:p>
      <text:p text:style-name="P52"><text:span text:style-name="Citation"><text:span text:style-name="T26">Through this method of communication, it can report its status, export its metrics, and handle crashes and all the stuff to do as a </text:span></text:span><text:span text:style-name="Citation"><text:span text:style-name="T67">Daemon</text:span></text:span><text:span text:style-name="Citation"><text:span text:style-name="T26">. Which we needed to manage them with RPC, so we written code in protobuf, and trans-piled them into Java code, and that’s how we did it.</text:span></text:span><text:span text:style-name="T22"/></text:p>
      <text:p text:style-name="P52"><text:span text:style-name="Citation"><text:span text:style-name="T26">Also, we’ll need a sidecar container in the same </text:span></text:span><text:span text:style-name="Citation"><text:span text:style-name="T67">Pod</text:span></text:span><text:span text:style-name="Citation"><text:span text:style-name="T26"> as the server core, which manages the server core, passes stuff around like described above. And for that, we are doing the same.</text:span></text:span><text:span text:style-name="T22"/></text:p>
      <text:h text:style-name="P44" text:outline-level="4"><text:span text:style-name="Citation"><text:span text:style-name="T26">Action as a CRD</text:span></text:span><text:span text:style-name="T22"/></text:h>
      <text:p text:style-name="P52"><text:span text:style-name="Citation"><text:span text:style-name="T26">We mentioned above about </text:span></text:span><text:span text:style-name="Citation"><text:span text:style-name="T67">Action</text:span></text:span><text:span text:style-name="Citation"><text:span text:style-name="T26">, which we would love to introduce the CRD, this could seem silly to put this kind of procedure-based definitions into a declarative structure of CRD. But it really simplifies things and really made things that are impossible to model by declaring now possible. Which we would pick, but we should really kick in the trade-off and the possibilities this structure brings, it can execute scripts, invoke requests. By this design, we can imagine some kind of structure already here.</text:span></text:span><text:span text:style-name="T22"/></text:p>
      <text:p text:style-name="P52"><text:soft-page-break/><text:span text:style-name="Citation"><text:span text:style-name="T26">It should allow execution of JavaScript, in a vanilla flavor, probably a node(</text:span></text:span><text:a xlink:type="simple" xlink:href="http://nodejs.org/" text:style-name="Internet_20_link" text:visited-style-name="Visited_20_Internet_20_Link"><text:span text:style-name="Citation"><text:span text:style-name="T26">http://nodejs.org</text:span></text:span></text:a><text:span text:style-name="Citation"><text:span text:style-name="T26">) styled thing, that can provide the environment for it to execute. So it must be a module of JavaScript right? </text:span></text:span><text:span text:style-name="T22"/></text:p>
      <text:p text:style-name="P52"><text:span text:style-name="Citation"><text:span text:style-name="T26">Well no, because we cannot fit an entire </text:span></text:span><text:span text:style-name="Citation"><text:span text:style-name="T67">package.json </text:span></text:span><text:span text:style-name="Citation"><text:span text:style-name="T26">and a lot of stuff here to work for us. But the truth is that this is impossible, even with the help of </text:span></text:span><text:span text:style-name="Citation"><text:span text:style-name="T67">webpack</text:span></text:span><text:span text:style-name="Citation"><text:span text:style-name="T26">(</text:span></text:span><text:a xlink:type="simple" xlink:href="https://webpack.js.org/" text:style-name="Internet_20_link" text:visited-style-name="Visited_20_Internet_20_Link"><text:span text:style-name="Citation"><text:span text:style-name="T26">https://webpack.js.org</text:span></text:span></text:a><text:span text:style-name="Citation"><text:span text:style-name="T26">) or similar tools. So what can we possibly make? A script thing only, involves such a lot of stuff going on here that confused us. But for sure, we settled on the </text:span></text:span><text:span text:style-name="Citation"><text:span text:style-name="T67">node </text:span></text:span><text:span text:style-name="Citation"><text:span text:style-name="T26">styled design, which they could specify the package they would like in the same flavor, but this could be really hard at least to say. So we made it simpler by just separating the source file, and making the operator work like a deployment endpoint for the script.</text:span></text:span><text:span text:style-name="T22"/></text:p>
      <text:p text:style-name="P52"><text:span text:style-name="Citation"><text:span text:style-name="T26">How it works is that it exposes an endpoint, and any CI/CD can call it to push updates of your code, <text:s/>which can build everything for you and compile it into one simple JavaScript file, without any hesitation, which for the operator, doesn’t have to do anything with the </text:span></text:span><text:span text:style-name="Citation"><text:span text:style-name="T67">node</text:span></text:span><text:span text:style-name="Citation"><text:span text:style-name="T26"> modules, packages or anything that requires more work, this also utilizes the CI/CD that the user already deployed which most of them do.</text:span></text:span><text:span text:style-name="T22"/></text:p>
      <text:p text:style-name="P52"><text:span text:style-name="Citation"><text:span text:style-name="T26">Even without CI/CD, the user can still make a simple JavaScript snippet that can be executed, and use the API to push it to the operator. </text:span></text:span><text:span text:style-name="T22"/></text:p>
      <text:p text:style-name="P52"><text:span text:style-name="Citation"><text:span text:style-name="T26">Now back to the CRD, it can either reference one pushed by a CI/CD(in this case), or embed JavaScript code inside the CRD’s field. Well, technically, when a CI/CD pushes the code to the operator, it creates an</text:span></text:span><text:span text:style-name="Citation"><text:span text:style-name="T67"> Action </text:span></text:span><text:span text:style-name="Citation"><text:span text:style-name="T26">automatically.</text:span></text:span><text:span text:style-name="T22"/></text:p>
      <text:p text:style-name="P53"><text:span text:style-name="Citation"><text:span text:style-name="T27">The </text:span></text:span><text:span text:style-name="Citation"><text:span text:style-name="T68">Action</text:span></text:span><text:span text:style-name="Citation"><text:span text:style-name="T27">, again can be referenced by other CRDs to specify it to, for example, run it under certain conditions. Which made all of those above jobs way simpler by making such a simple, strait forward, and silly CRD, which saved a lot of time for us. Before we made it, we are struggling to model certain CRDs, with that, we can finally write a simple script to implement a </text:span></text:span><text:span text:style-name="Citation"><text:span text:style-name="T68">Filter</text:span></text:span><text:span text:style-name="Citation"><text:span text:style-name="T27">(for world when a fail-over happens) and all the other stuff that we are so excited to reveal).</text:span></text:span><text:span text:style-name="T22"/></text:p>
      <text:p text:style-name="P54"><text:span text:style-name="Citation"><text:span text:style-name="T28">Teams can now easily implement their own logic and can modify the behavior of the operator at run time with JavaScript, but how should they write their code, and how does the operator executes the code to make it work as we expected above?</text:span></text:span><text:span text:style-name="T22"/></text:p>
      <text:h text:style-name="P45" text:outline-level="4"><text:span text:style-name="Citation"><text:span text:style-name="T28">Interface and execution of Action</text:span></text:span><text:span text:style-name="T22"/></text:h>
      <text:p text:style-name="P54"><text:span text:style-name="Citation"><text:span text:style-name="T28">Well, we described action as </text:span></text:span><text:span text:style-name="Citation"><text:span text:style-name="T69">scripts in JavaScript that executes, </text:span></text:span><text:span text:style-name="Citation"><text:span text:style-name="T28">and can be referenced by other </text:span></text:span><text:span text:style-name="Citation"><text:span text:style-name="T69">Resource</text:span></text:span><text:span text:style-name="Citation"><text:span text:style-name="T28">s to be inside a model. But the code passed in must be a </text:span></text:span><text:span text:style-name="Citation"><text:span text:style-name="T73">script</text:span></text:span><text:span text:style-name="Citation"><text:span text:style-name="T44">, which in this case is a JavaScript module, that has an entry point and an exit point, both must be declared explicitly and must execute for finite and a certain amount of time.</text:span></text:span><text:span text:style-name="T22"/></text:p>
      <text:p text:style-name="P55"><text:span text:style-name="Citation"><text:span text:style-name="T45">We must make things clear here, as far as we know, we must have a place( an environment ) for the code to run, and we also need an API to make the code able to </text:span></text:span><text:span text:style-name="Citation"><text:span text:style-name="T74">modify the behavior of the operator</text:span></text:span><text:span text:style-name="Citation"><text:span text:style-name="T45">, and then we need an ordered list of input, and another ordered list of output.</text:span></text:span><text:span text:style-name="T22"/></text:p>
      <text:p text:style-name="P55"><text:span text:style-name="Citation"><text:span text:style-name="T45">So this made the script’s structure </text:span></text:span><text:span text:style-name="Citation"><text:span text:style-name="T74">look more like a library instead of a</text:span></text:span><text:span text:style-name="Citation"><text:span text:style-name="T75">n executable script</text:span></text:span><text:span text:style-name="Citation"><text:span text:style-name="T46">, for this, its necessary to declare that providing an API, tool-chain and all other stuff are all typescript ( </text:span></text:span><text:a xlink:type="simple" xlink:href="https://tslang.org/" text:style-name="Internet_20_link" text:visited-style-name="Visited_20_Internet_20_Link"><text:span text:style-name="Citation"><text:span text:style-name="T46">https://t</text:span></text:span><text:span text:style-name="Citation"><text:span text:style-name="T47">ypescript</text:span></text:span><text:span text:style-name="Citation"><text:span text:style-name="T46">lang.org</text:span></text:span></text:a><text:span text:style-name="Citation"><text:span text:style-name="T46"> ) related, because it drives developers to write more robust code, which makes life way easier in such a dynamic programming language.</text:span></text:span><text:span text:style-name="T22"/></text:p>
      <text:p text:style-name="P56"><text:soft-page-break/><text:span text:style-name="Citation"><text:span text:style-name="T46">The way we did this is by defining below </text:span></text:span><text:span text:style-name="Citation"><text:span text:style-name="T76">Decorators ( </text:span></text:span><text:a xlink:type="simple" xlink:href="https://www.typescriptlang.org/docs/handbook/decorators.html" text:style-name="Internet_20_link" text:visited-style-name="Visited_20_Internet_20_Link"><text:span text:style-name="Citation"><text:span text:style-name="T76">https://www.typescriptlang.org/docs/handbook/decorators.html</text:span></text:span></text:a><text:span text:style-name="Citation"><text:span text:style-name="T76"> )</text:span></text:span><text:span text:style-name="Citation"><text:span text:style-name="T46">, which </text:span></text:span><text:span text:style-name="Citation"><text:span text:style-name="T47">simply explicitly defines above mentioned properties of a script.</text:span></text:span><text:span text:style-name="T22"/></text:p>
      <text:p text:style-name="P57"><text:span text:style-name="Citation"><text:span text:style-name="T47">1. @EntryPoint<text:tab/>Determines the entry-point of the script, used on one function and only one function, which takes all input (The function’s parameters will be used to identify input types) , which users should do type assertions to convert them to types that user desires as well.</text:span></text:span><text:span text:style-name="T22"/></text:p>
      <text:p text:style-name="P58"><text:span text:style-name="Citation"><text:span text:style-name="T48">2. @Dedicated <text:tab/>Makes above function a </text:span></text:span><text:span text:style-name="Citation"><text:span text:style-name="T77">Dedicated </text:span></text:span><text:span text:style-name="Citation"><text:span text:style-name="T48">function, which blocks other scripts when executing, this is hardly even used, mostly used in internal scripts.</text:span></text:span><text:span text:style-name="T22"/></text:p>
      <text:p text:style-name="P58"><text:span text:style-name="Citation"><text:span text:style-name="T48">3. @Parallel<text:tab/><text:tab/>Makes the function able to execute parallel to others, suitable for tasks that don’t rely on other scripts, for example, pushing an alarm or sending an email. </text:span></text:span><text:span text:style-name="T22"/></text:p>
      <text:p text:style-name="P58"><text:span text:style-name="Citation"><text:span text:style-name="T48">4. @Async<text:tab/><text:tab/>Makes the function run completely asynchronously apart from the main thread, which wont block even if every other script exits, suitable for tasks that acts like a daemon.</text:span></text:span><text:span text:style-name="T22"/></text:p>
      <text:p text:style-name="P59"><text:span text:style-name="Citation"><text:span text:style-name="T38">Note: </text:span></text:span><text:span text:style-name="T22"/></text:p>
      <text:p text:style-name="P59"><text:span text:style-name="Citation"><text:span text:style-name="T38">1. @Dedicated, @Parallel and @Async cannot be applied to the same function</text:span></text:span><text:span text:style-name="T22"/></text:p>
      <text:p text:style-name="P59"><text:span text:style-name="Citation"><text:span text:style-name="T38">2. All above decorators may only be applied to the entry-point function</text:span></text:span><text:span text:style-name="T22"/></text:p>
      <text:p text:style-name="P58"><text:span text:style-name="Citation"><text:span text:style-name="T48">And those are really simple, if you hardly know anything about typescript, </text:span></text:span><text:span text:style-name="Citation"><text:span text:style-name="T49">writing a script with these will still be easy. </text:span></text:span><text:span text:style-name="Citation"><text:span text:style-name="T50">These are the only </text:span></text:span><text:span text:style-name="Citation"><text:span text:style-name="T78">Decorator</text:span></text:span><text:span text:style-name="Citation"><text:span text:style-name="T50">s user needs to know to build a module.</text:span></text:span><text:span text:style-name="T22"/></text:p>
      <text:p text:style-name="P59"><text:span text:style-name="Citation"><text:span text:style-name="T50">Now users built a module, then they should be executed on the operator somewhere. Well we consider its environment via the 2 dimensions: </text:span></text:span><text:span text:style-name="T22"/></text:p>
      <text:p text:style-name="P59"><text:span text:style-name="Citation"><text:span text:style-name="T50">a) Is it asynchronous, does it run parallel to other modules, does it rely on results of any other script</text:span></text:span><text:span text:style-name="T22"/></text:p>
      <text:p text:style-name="P59"><text:span text:style-name="Citation"><text:span text:style-name="T50">b) Does it have any side-effects, such as modifying the operators behavior</text:span></text:span><text:span text:style-name="T22"/></text:p>
      <text:p text:style-name="P59"><text:span text:style-name="Citation"><text:span text:style-name="T50">Well if it is asynchronous, and no side-effects, we will schedule them anywhere, by just creating a new docker container (Or call any running ones. The operator dynamically creates </text:span></text:span><text:span text:style-name="Citation"><text:span text:style-name="T78">Runner Containers</text:span></text:span><text:span text:style-name="Citation"><text:span text:style-name="T50">, which is just either a </text:span></text:span><text:span text:style-name="Citation"><text:span text:style-name="T78">busybox</text:span></text:span><text:span text:style-name="Citation"><text:span text:style-name="T50"> or </text:span></text:span><text:span text:style-name="Citation"><text:span text:style-name="T78">alpine</text:span></text:span><text:span text:style-name="Citation"><text:span text:style-name="T50"> container that has node.js environment to execute the script), then it runs the script in the container, then it pushes all inputs to the container using WebSocket, and the container will push the output back to the operator also using WebSocket. <text:s/></text:span></text:span><text:span text:style-name="T22"/></text:p>
      <text:p text:style-name="P60"><text:span text:style-name="Citation"><text:span text:style-name="T51">Which clearly introduces more network traffic, but it can basically run anything, and it clearly utilized the ability of the cloud.</text:span></text:span><text:span text:style-name="T22"/></text:p>
      <text:p text:style-name="P60"><text:span text:style-name="Citation"><text:span text:style-name="T51">When it is parallel but has side effects, it can also run on a </text:span></text:span><text:span text:style-name="Citation"><text:span text:style-name="T79">Runner Container</text:span></text:span><text:span text:style-name="Citation"><text:span text:style-name="T51">, when it calls the API provided for the operator, it can also call the API with WebSocket, which when the operator receives, it executes the request.</text:span></text:span><text:span text:style-name="T22"/></text:p>
      <text:p text:style-name="P61"><text:span text:style-name="Citation"><text:span text:style-name="T52">But, when it has side-effects and it runs parallel to everything( used with @Async ), it can run on the same machine as the operator, or in another thread, or on the </text:span></text:span><text:span text:style-name="Citation"><text:span text:style-name="T80">Runner Container</text:span></text:span><text:span text:style-name="Citation"><text:span text:style-name="T52">, these scripts are mostly just daemon scripts, it will schedule the script based on conditions of the cluster and the operator itself.</text:span></text:span><text:span text:style-name="T22"/></text:p>
      <text:p text:style-name="P62"><text:span text:style-name="Citation"><text:span text:style-name="T53">With the last case, which it has side-effects and it don’t run parallel, it is, as an essential task that cannot be delayed or re-scheduled, which in this case, we didn’t use them at all, but it should run on the operator, since running on a </text:span></text:span><text:span text:style-name="Citation"><text:span text:style-name="T81">Runner Container</text:span></text:span><text:span text:style-name="Citation"><text:span text:style-name="T53"> introduces concurrency, which is really hard to </text:span></text:span><text:soft-page-break/><text:span text:style-name="Citation"><text:span text:style-name="T53">handle when it shouldn’t run parallel. And considering it has side-effects, it should not be unstable, in any form.</text:span></text:span><text:span text:style-name="T22"/></text:p>
      <text:p text:style-name="P63"><text:span text:style-name="Citation"><text:span text:style-name="T54">As we go through the possibilities of running an entire Minecraft server cluster in the cloud, we need backup systems, with this requirement, we previously talked about using Git, we mean the distributed version of it, </text:span></text:span><text:span text:style-name="Citation"><text:span text:style-name="T55">which, is highly available, and reached the goal of eventual consistency. For this paragraph, were going to explain how it works. First, any client that needs to backup, for example, our server instance, locates any one of git server distributed across the cluster, if no repository for the client is present, it creates one. After that, the client pushes the commit to the git server discovered by the client. And for the client, everything is done.</text:span></text:span><text:span text:style-name="T22"/></text:p>
      <text:p text:style-name="P64"><text:span text:style-name="Citation"><text:span text:style-name="T55">For the git server, it will use the </text:span></text:span><text:span text:style-name="Citation"><text:span text:style-name="T82">Gossip Protocol</text:span></text:span><text:span text:style-name="Citation"><text:span text:style-name="T55"> to let every other node responsible for the replication of the repository know about, and other nodes who aren’t responsible will let the responsible node know about the commit. And after that, all servers will log the commit, and an alive reference(both HTTP and Git reference), the reference may be updated automatically by any one node, the node will execute the task automatically and also use the Gossip protocol to let other nodes update. And that is, the system of our backup service.</text:span></text:span><text:span text:style-name="T22"/></text:p>
      <text:p text:style-name="P64"><text:span text:style-name="Citation"><text:span text:style-name="T55">It relies on a sidecar container inside the pod with Git server, which performs actions mentioned above, and it treats git as a “storage engine” </text:span></text:span><text:span text:style-name="Citation"><text:span text:style-name="T82">under the hood</text:span></text:span><text:span text:style-name="Citation"><text:span text:style-name="T55">. Which we can finally make git a backup service, and with the help of replication, git can reach high availability, with all system components working together, the cluster now can stably store backup files.</text:span></text:span><text:span text:style-name="T22"/></text:p>
      <text:p text:style-name="P64"><text:span text:style-name="Citation"><text:span text:style-name="T55">But there is still one problem in the way, the eventual consistent design, since the update, commit, push actions are all executed in parallel, though there are no issues of race-condition (pulling a specific commit pulls atomically, and commits are already versioned ), we still have to face the latency, which is very high in this case, it could be over a minute since the commit was originally pushed by the server, which a fail-over could happen right after the push, or somewhere later in the future, but due to the high latency of a backup, the server might not be able to pull the commit locally in time, so we cannot be sure that every fail-over can put the players right back to where they left off, so it is critical to keep a live copy of the world, so the server must keep </text:span></text:span><text:span text:style-name="Citation"><text:span text:style-name="T56">a recent copy from a faster source, so its the first layer of buffer.</text:span></text:span><text:span text:style-name="T22"/></text:p>
      <text:p text:style-name="P65"><text:span text:style-name="Citation"><text:span text:style-name="T57">In this case, it can save the world data in a fast source, in this case could be a redis(</text:span></text:span><text:a xlink:type="simple" xlink:href="https://redis.io/" text:style-name="Internet_20_link" text:visited-style-name="Visited_20_Internet_20_Link"><text:span text:style-name="Citation"><text:span text:style-name="T57">https://redis.io</text:span></text:span></text:a><text:span text:style-name="Citation"><text:span text:style-name="T57">) server, which is a memory-based server that also supports persistence, which can be used to create snapshots of the world data, which can be accessed live by the server via its API, and we decided the interval between updates should be </text:span></text:span><text:span text:style-name="Citation"><text:span text:style-name="T58">160</text:span></text:span><text:span text:style-name="Citation"><text:span text:style-name="T57"> ticks, which is </text:span></text:span><text:span text:style-name="Citation"><text:span text:style-name="T58">8</text:span></text:span><text:span text:style-name="Citation"><text:span text:style-name="T57"> seconds if the server runs at 20 ticks per second. </text:span></text:span><text:span text:style-name="T22"/></text:p>
      <text:p text:style-name="P65"><text:span text:style-name="Citation"><text:span text:style-name="T57">In </text:span></text:span><text:span text:style-name="Citation"><text:span text:style-name="T58">8</text:span></text:span><text:span text:style-name="Citation"><text:span text:style-name="T57"> seconds, the player wont lose progress a lot and is enough for one chunk to write to redis. With this technique, it can lively backup critical services like</text:span></text:span><text:span text:style-name="Citation"><text:span text:style-name="T58"> the SMP, so players don’t lose their progress, the server can also store the region files persistently, so the backup hook of the sidecar an automatically read the </text:span></text:span><text:span text:style-name="Citation"><text:span text:style-name="T83">region</text:span></text:span><text:span text:style-name="Citation"><text:span text:style-name="T58"> folder </text:span></text:span><text:span text:style-name="Citation"><text:span text:style-name="T59">or the server directly and pass them through filters.</text:span></text:span><text:span text:style-name="T22"/></text:p>
      <text:p text:style-name="P66"><text:span text:style-name="Citation"><text:span text:style-name="T60">And if some edge-cases happen, for example, a corrupted region file, or any file system issues( for example, a halt server process still holding the lock of a file, and it wont release it ), it can still pull backup from the servers.</text:span></text:span><text:span text:style-name="T22"/></text:p>
      <text:h text:style-name="P46" text:outline-level="4"><text:soft-page-break/><text:span text:style-name="Citation"><text:span text:style-name="T29">The cons of the solution and better ones</text:span></text:span><text:span text:style-name="T22"/></text:h>
      <text:p text:style-name="P66"><text:span text:style-name="Citation"><text:span text:style-name="T29">As you must have noticed, the backup system costs so much resources both storage and networking, so is there a way of optimizing this or entirely another objective towards filling up?</text:span></text:span><text:span text:style-name="T22"/></text:p>
      <text:p text:style-name="P66"><text:span text:style-name="Citation"><text:span text:style-name="T29">Well for most cases, the region pulling technique meets the requirements, and even in edge cases, it could still at least do something to fix stuff( in our case, passing world through filters ), which most servers don’t grow to that scale, and “Minecraft is a dying game”, we’re not talking about this though, what we need is a fast, lightweight solution for containerizing all servers and a toolkit to manage them all.</text:span></text:span><text:span text:style-name="T22"/></text:p>
      <text:h text:style-name="P46" text:outline-level="4"><text:span text:style-name="Citation"><text:span text:style-name="T29">The fast lightweight solution is easier </text:span></text:span><text:span text:style-name="Citation"><text:span text:style-name="T30">to implement</text:span></text:span><text:span text:style-name="T22"/></text:h>
      <text:p text:style-name="P66"><text:span text:style-name="Citation"><text:span text:style-name="T29">It should be easier, based on what we discussed already, the server core should be in a </text:span></text:span><text:span text:style-name="Citation"><text:span text:style-name="T70">Pod</text:span></text:span><text:span text:style-name="Citation"><text:span text:style-name="T29"> with a sidecar, and the operator in place.</text:span></text:span><text:span text:style-name="T22"/></text:p>
      <text:p text:style-name="P66"><text:span text:style-name="Citation"><text:span text:style-name="T29">The fail-over would be as easy as region-pulling, and a FTP based backup system, that backs up worlds via a time specified in Cron. And everything should work, to ensure stability, rolling back is also supported, which worlds are versioned, and helps users to use the </text:span></text:span><text:span text:style-name="Citation"><text:span text:style-name="T70">MinecraftServer</text:span></text:span><text:span text:style-name="Citation"><text:span text:style-name="T29"> CRD easily, which means that the world reference will always reference the latest version of the Minecraft world without user updating the CRD every time a world changes, it also separates a world CRD, which can be referenced by name, itself references a file.</text:span></text:span><text:span text:style-name="T22"/></text:p>
      <text:p text:style-name="P67"><text:span text:style-name="Citation"><text:span text:style-name="T30">Also there is also a solution without the backup system entirely, bare bones FTP server and a World CRD referencing it, and the MinecraftServer CRD referencing the World CRD.</text:span></text:span><text:span text:style-name="T29"/></text:p>
      <text:h text:style-name="P47" text:outline-level="4"><text:span text:style-name="Citation"><text:span text:style-name="T30">Operator’s own fail-over actions</text:span></text:span><text:span text:style-name="T29"/></text:h>
      <text:p text:style-name="P68"><text:span text:style-name="Citation"><text:span text:style-name="T31">For operators, it will matter more to the entire cluster if it fails, and it is the only component that is decided not to replicate at all, though Kubernetes can recreate a dead container in a failed pod, it can still take some time and sometimes even create race-conditions, and this can bring so much problems like, for example, launching multiple instances during a rolling update (which is tend to be broken for single node services ). </text:span></text:span><text:span text:style-name="T29"/></text:p>
      <text:p text:style-name="P68"><text:span text:style-name="Citation"><text:span text:style-name="T31">So, we need a way of replicating the operator, so that it can switch between operators, initially, there should be a group of nodes (instances of the operator), managed by </text:span></text:span><text:span text:style-name="Citation"><text:span text:style-name="T71">BlazeDome </text:span></text:span><text:span text:style-name="Citation"><text:span text:style-name="T31">or </text:span></text:span><text:span text:style-name="Citation"><text:span text:style-name="T71">Zookeeper</text:span></text:span><text:span text:style-name="Citation"><text:span text:style-name="T31">, which both uses the </text:span></text:span><text:span text:style-name="Citation"><text:span text:style-name="T71">Raft</text:span></text:span><text:span text:style-name="Citation"><text:span text:style-name="T31"> protocol under-the-hood to ensure eventual consistency, in this case, this makes it possible for operators to tolerant network partitions. According to the </text:span></text:span><text:span text:style-name="Citation"><text:span text:style-name="T71">CAP</text:span></text:span><text:span text:style-name="Citation"><text:span text:style-name="T31"> theory, consistency ,availability and tolerance of network partitions, only two of them can be present on any distributed system, for us though, we </text:span></text:span><text:span text:style-name="Citation"><text:span text:style-name="T32">traded consistency for availability</text:span></text:span><text:span text:style-name="Citation"><text:span text:style-name="T31">, which made it eventual consistent, had made our service highly available and can tolerant network partitions, which often happen when the poor implementation of virtual networking offered by solutions for Kubernetes.</text:span></text:span><text:span text:style-name="T29"/></text:p>
      <text:h text:style-name="P37" text:outline-level="2"><text:span text:style-name="Citation"><text:span text:style-name="T33">Conclusion</text:span></text:span><text:span text:style-name="T29"/></text:h>
      <text:p text:style-name="P69"><text:span text:style-name="Citation"><text:span text:style-name="T33">It would be fair to conclude, we discussed a lot about how to create a stable cluster, the implementation details of it, and how we can manage the cluster with this tool, also the possibilities of this tool. We’re also looking forward to provide a production-ready BlazeBox implementation soon after this paper was written, thanks for the </text:span></text:span><text:span text:style-name="Citation"><text:span text:style-name="T72">Shulker(</text:span></text:span><text:a xlink:type="simple" xlink:href="https://github.com/jeremylvln/Shulker" text:style-name="Internet_20_link" text:visited-style-name="Visited_20_Internet_20_Link"><text:span text:style-name="Citation"><text:span text:style-name="T72">https://github.com/jeremylvln/Shulker</text:span></text:span></text:a><text:span text:style-name="Citation"><text:span text:style-name="T72">)</text:span></text:span><text:span text:style-name="Citation"><text:span text:style-name="T33"> project, sadly, it became inactive in the past 2 months, so I had the thought of making a similar system that solves problems without using the untested, cutting edge technologies.</text:span></text:span><text:span text:style-name="T29"/></text:p>
      <text:p text:style-name="P69"><text:soft-page-break/><text:span text:style-name="Citation"><text:span text:style-name="T33">And driven by the love of the game, and the love of development, we came up with this idea, and wrote this paper.</text:span></text:span><text:span text:style-name="T29"/></text:p>
      <text:p text:style-name="P69"><text:span text:style-name="Citation"><text:span text:style-name="T33">Thanks for the Shulker project, which inspired us, and empowered us to create this blueprint of a better system, and really hope that the Shulker project can come back to life in time to bring the community together again.</text:span></text:span><text:span text:style-name="T29"/></text:p>
      <text:p text:style-name="P70"><text:span text:style-name="Citation"><text:span text:style-name="T34">Also this research will not stop here, we will integrate more into the operator and the sidecar to make the service extensive and can be shaped into the way the user wants.</text:span></text:span><text:span text:style-name="T29"/></text:p>
      <text:p text:style-name="P70"><text:span text:style-name="Citation"><text:span text:style-name="T34">Technically, this is not a research paper, this should be treated as a blog post on what we are currently building now.</text:span></text:span><text:span text:style-name="T29"/></text:p>
      <text:h text:style-name="P38" text:outline-level="2"><text:span text:style-name="Citation"><text:span text:style-name="T34">Copying Notice</text:span></text:span><text:span text:style-name="T29"/></text:h>
      <text:p text:style-name="P70"><text:span text:style-name="Citation"><text:span text:style-name="T34">This paper is free to copy, without a fee, this paper must follow the copyright license of the first original distribution, and all later distributions must also follow it as well, for any issues with copyright, please read the </text:span></text:span><text:span text:style-name="Citation"><text:span text:style-name="T39">License specified on the website </text:span></text:span><text:span text:style-name="Citation"><text:span text:style-name="T61">of where this file was first published. Later distributions of this file must include this section and must also include the list of all modifications made.</text:span></text:span><text:span text:style-name="T2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JetBrains Mono" svg:font-family="'JetBrains Mono'"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Citation"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3T21:42:40.392842583</meta:creation-date>
    <meta:editing-duration>P1DT3H48M29S</meta:editing-duration>
    <meta:editing-cycles>43</meta:editing-cycles>
    <meta:generator>LibreOffice/7.4.7.2$Linux_AARCH64 LibreOffice_project/40$Build-2</meta:generator>
    <dc:date>2024-08-22T18:12:27.192347650</dc:date>
    <meta:print-date>2024-07-03T22:57:43.085326877</meta:print-date>
    <meta:document-statistic meta:table-count="0" meta:image-count="0" meta:object-count="0" meta:page-count="13" meta:paragraph-count="210" meta:word-count="6329" meta:character-count="37680" meta:non-whitespace-character-count="31408"/>
  </office:meta>
</office:document-meta>
</file>